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008080" loext:opacity="100%" style:font-name="Monospace" fo:font-size="10pt" style:font-size-asian="10pt"/>
    </style:style>
    <style:style style:name="T2" style:family="text">
      <style:text-properties fo:color="#008080" loext:opacity="100%" style:font-name="Monospace" fo:font-size="10pt" style:text-underline-style="solid" style:text-underline-width="auto" style:text-underline-color="font-color" style:font-size-asian="10pt"/>
    </style:style>
    <style:style style:name="T3" style:family="text">
      <style:text-properties fo:color="#3f7f7f" loext:opacity="100%" style:font-name="Monospace" fo:font-size="10pt" style:font-size-asian="10pt"/>
    </style:style>
    <style:style style:name="T4" style:family="text">
      <style:text-properties fo:color="#3f7f7f" loext:opacity="100%" style:font-name="Monospace" fo:font-size="10pt" style:text-underline-style="solid" style:text-underline-width="auto" style:text-underline-color="font-color" style:font-size-asian="10pt"/>
    </style:style>
    <style:style style:name="T5" style:family="text">
      <style:text-properties style:font-name="Monospace" fo:font-size="10pt" style:font-size-asian="10pt"/>
    </style:style>
    <style:style style:name="T6" style:family="text">
      <style:text-properties fo:color="#7f007f" loext:opacity="100%" style:font-name="Monospace" fo:font-size="10pt" style:font-size-asian="10pt"/>
    </style:style>
    <style:style style:name="T7" style:family="text">
      <style:text-properties fo:color="#31363b" loext:opacity="100%" style:font-name="Monospace" fo:font-size="10pt" style:font-size-asian="10pt"/>
    </style:style>
    <style:style style:name="T8" style:family="text">
      <style:text-properties fo:color="#2a00ff" loext:opacity="100%" style:font-name="Monospace" fo:font-size="10pt" fo:font-style="italic" style:font-size-asian="10pt" style:font-style-asian="italic"/>
    </style:style>
    <style:style style:name="T9" style:family="text">
      <style:text-properties fo:color="#2a00ff" loext:opacity="100%" style:font-name="Monospace" fo:font-size="10pt" style:text-underline-style="solid" style:text-underline-width="auto" style:text-underline-color="font-color" style:font-size-asian="10pt"/>
    </style:style>
    <style:style style:name="T10" style:family="text">
      <style:text-properties fo:color="#2a00ff" loext:opacity="100%" style:font-name="Monospace" fo:font-size="10pt" style:font-size-asian="10pt"/>
    </style:style>
    <style:style style:name="T11" style:family="text">
      <style:text-properties fo:color="#bf5f3f" loext:opacity="100%" style:font-name="Monospace" fo:font-size="10pt" style:font-size-asian="10pt"/>
    </style:style>
    <style:style style:name="T12" style:family="text">
      <style:text-properties fo:color="#000000" loext:opacity="100%" style:font-name="Monospace" fo:font-size="10pt" style:font-size-asian="10pt"/>
    </style:style>
    <style:style style:name="T13" style:family="text">
      <style:text-properties fo:color="#000000" loext:opacity="100%" style:font-name="Monospace" fo:font-size="10pt" style:text-underline-style="solid" style:text-underline-width="auto" style:text-underline-color="font-color" style:font-size-asian="10pt"/>
    </style:style>
    <style:style style:name="T14" style:family="text">
      <style:text-properties fo:color="#7f0055" loext:opacity="100%" style:font-name="Monospace" fo:font-size="10pt" fo:font-weight="bold" style:font-size-asian="10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!</text:span><text:span text:style-name="T3">DOCTYPE</text:span><text:span text:style-name="T5"> </text:span><text:span text:style-name="T1">html&gt;</text:span></text:p>
      <text:p text:style-name="P1"><text:span text:style-name="T1">&lt;</text:span><text:span text:style-name="T3">html</text:span><text:span text:style-name="T1">&gt;</text:span></text:p>
      <text:p text:style-name="P1"><text:span text:style-name="T1">&lt;</text:span><text:span text:style-name="T3">head</text:span><text:span text:style-name="T1">&gt;</text:span></text:p>
      <text:p text:style-name="P1"><text:span text:style-name="T1">&lt;</text:span><text:span text:style-name="T3">meta</text:span><text:span text:style-name="T5"> </text:span><text:span text:style-name="T6">charset</text:span><text:span text:style-name="T7">=</text:span><text:span text:style-name="T8">"UTF-8"</text:span><text:span text:style-name="T1">&gt;</text:span></text:p>
      <text:p text:style-name="P1"><text:span text:style-name="T1">&lt;</text:span><text:span text:style-name="T3">title</text:span><text:span text:style-name="T1">&gt;</text:span><text:span text:style-name="T7">Insert title here</text:span><text:span text:style-name="T1">&lt;/</text:span><text:span text:style-name="T3">title</text:span><text:span text:style-name="T1">&gt;</text:span></text:p>
      <text:p text:style-name="P1"><text:span text:style-name="T1">&lt;/</text:span><text:span text:style-name="T3">head</text:span><text:span text:style-name="T1">&gt;</text:span></text:p>
      <text:p text:style-name="P1"><text:span text:style-name="T1">&lt;</text:span><text:span text:style-name="T3">body</text:span><text:span text:style-name="T1">&gt;</text:span></text:p>
      <text:p text:style-name="P1"><text:span text:style-name="T1">&lt;</text:span><text:span text:style-name="T3">h1</text:span><text:span text:style-name="T1">&gt;</text:span><text:span text:style-name="T7">Welcome to administrative portal for the Learner’s Academy</text:span><text:span text:style-name="T1">&lt;/</text:span><text:span text:style-name="T3">h1</text:span><text:span text:style-name="T1">&gt;</text:span></text:p>
      <text:p text:style-name="P1"><text:span text:style-name="T1">&lt;</text:span><text:span text:style-name="T3">p</text:span><text:span text:style-name="T1">&gt;</text:span><text:span text:style-name="T7">What you want to do?</text:span><text:span text:style-name="T1">&lt;/</text:span><text:span text:style-name="T3">p</text:span><text:span text:style-name="T1">&gt;</text:span></text:p>
      <text:p text:style-name="P1"><text:span text:style-name="T1">&lt;</text:span><text:span text:style-name="T3">table</text:span><text:span text:style-name="T1">&gt;</text:span></text:p>
      <text:p text:style-name="P1"><text:span text:style-name="T1">&lt;</text:span><text:span text:style-name="T3">tr</text:span><text:span text:style-name="T1">&gt;</text:span></text:p>
      <text:p text:style-name="P1"><text:span text:style-name="T7"><text:tab/></text:span><text:span text:style-name="T1">&lt;</text:span><text:span text:style-name="T3">th</text:span><text:span text:style-name="T1">&gt;</text:span><text:span text:style-name="T7">Add Items</text:span><text:span text:style-name="T1">&lt;/</text:span><text:span text:style-name="T3">th</text:span><text:span text:style-name="T1">&gt;</text:span></text:p>
      <text:p text:style-name="P1"><text:span text:style-name="T7"><text:tab/></text:span><text:span text:style-name="T1">&lt;</text:span><text:span text:style-name="T3">th</text:span><text:span text:style-name="T1">&gt;</text:span><text:span text:style-name="T7">View Items</text:span><text:span text:style-name="T1">&lt;/</text:span><text:span text:style-name="T3">th</text:span><text:span text:style-name="T1">&gt;</text:span></text:p>
      <text:p text:style-name="P1"><text:span text:style-name="T1">&lt;/</text:span><text:span text:style-name="T3">tr</text:span><text:span text:style-name="T1">&gt;</text:span></text:p>
      <text:p text:style-name="P1"><text:span text:style-name="T1">&lt;</text:span><text:span text:style-name="T3">tr</text:span><text:span text:style-name="T1">&gt;</text:span></text:p>
      <text:p text:style-name="P1"><text:span text:style-name="T7"><text:tab/></text:span><text:span text:style-name="T1">&lt;</text:span><text:span text:style-name="T3">td</text:span><text:span text:style-name="T1">&gt;&lt;</text:span><text:span text:style-name="T3">a</text:span><text:span text:style-name="T5"> </text:span><text:span text:style-name="T6">href</text:span><text:span text:style-name="T7">=</text:span><text:span text:style-name="T8">"HTML/addClasses.html"</text:span><text:span text:style-name="T1">&gt;</text:span><text:span text:style-name="T7">Add Class</text:span><text:span text:style-name="T1">&lt;/</text:span><text:span text:style-name="T3">a</text:span><text:span text:style-name="T1">&gt;&lt;</text:span><text:span text:style-name="T3">br</text:span><text:span text:style-name="T1">/&gt;&lt;/</text:span><text:span text:style-name="T3">td</text:span><text:span text:style-name="T1">&gt;</text:span></text:p>
      <text:p text:style-name="P1"><text:span text:style-name="T7"><text:tab/></text:span><text:span text:style-name="T1">&lt;</text:span><text:span text:style-name="T3">td</text:span><text:span text:style-name="T1">&gt;&lt;</text:span><text:span text:style-name="T3">a</text:span><text:span text:style-name="T5"> </text:span><text:span text:style-name="T6">href</text:span><text:span text:style-name="T7">=</text:span><text:span text:style-name="T8">"viewClass.jsp"</text:span><text:span text:style-name="T1">&gt;</text:span><text:span text:style-name="T7">View Classes</text:span><text:span text:style-name="T1">&lt;/</text:span><text:span text:style-name="T3">a</text:span><text:span text:style-name="T1">&gt;&lt;</text:span><text:span text:style-name="T3">br</text:span><text:span text:style-name="T1">/&gt;&lt;/</text:span><text:span text:style-name="T3">td</text:span><text:span text:style-name="T1">&gt;</text:span></text:p>
      <text:p text:style-name="P1"><text:span text:style-name="T1">&lt;/</text:span><text:span text:style-name="T3">tr</text:span><text:span text:style-name="T1">&gt;</text:span></text:p>
      <text:p text:style-name="P1"><text:span text:style-name="T1">&lt;</text:span><text:span text:style-name="T3">tr</text:span><text:span text:style-name="T1">&gt;</text:span></text:p>
      <text:p text:style-name="P1"><text:span text:style-name="T7"><text:tab/></text:span><text:span text:style-name="T1">&lt;</text:span><text:span text:style-name="T3">td</text:span><text:span text:style-name="T1">&gt;&lt;</text:span><text:span text:style-name="T3">a</text:span><text:span text:style-name="T5"> </text:span><text:span text:style-name="T6">href</text:span><text:span text:style-name="T7">=</text:span><text:span text:style-name="T8">"HTML/addSubject.html"</text:span><text:span text:style-name="T1">&gt;</text:span><text:span text:style-name="T7">Add Subject</text:span><text:span text:style-name="T1">&lt;/</text:span><text:span text:style-name="T3">a</text:span><text:span text:style-name="T1">&gt;&lt;</text:span><text:span text:style-name="T3">br</text:span><text:span text:style-name="T1">/&gt;&lt;/</text:span><text:span text:style-name="T3">td</text:span><text:span text:style-name="T1">&gt;</text:span></text:p>
      <text:p text:style-name="P1"><text:span text:style-name="T7"><text:tab/></text:span><text:span text:style-name="T1">&lt;</text:span><text:span text:style-name="T3">td</text:span><text:span text:style-name="T1">&gt;&lt;</text:span><text:span text:style-name="T3">a</text:span><text:span text:style-name="T5"> </text:span><text:span text:style-name="T6">href</text:span><text:span text:style-name="T7">=</text:span><text:span text:style-name="T8">"viewSubject.jsp"</text:span><text:span text:style-name="T1">&gt;</text:span><text:span text:style-name="T7">View Subjects</text:span><text:span text:style-name="T1">&lt;/</text:span><text:span text:style-name="T3">a</text:span><text:span text:style-name="T1">&gt;&lt;</text:span><text:span text:style-name="T3">br</text:span><text:span text:style-name="T1">/&gt;&lt;/</text:span><text:span text:style-name="T3">td</text:span><text:span text:style-name="T1">&gt;</text:span></text:p>
      <text:p text:style-name="P1"><text:span text:style-name="T1">&lt;/</text:span><text:span text:style-name="T3">tr</text:span><text:span text:style-name="T1">&gt;</text:span></text:p>
      <text:p text:style-name="P1"><text:span text:style-name="T1">&lt;</text:span><text:span text:style-name="T3">tr</text:span><text:span text:style-name="T1">&gt;</text:span></text:p>
      <text:p text:style-name="P1"><text:span text:style-name="T7"><text:tab/></text:span><text:span text:style-name="T1">&lt;</text:span><text:span text:style-name="T3">td</text:span><text:span text:style-name="T1">&gt;&lt;</text:span><text:span text:style-name="T3">a</text:span><text:span text:style-name="T5"> </text:span><text:span text:style-name="T6">href</text:span><text:span text:style-name="T7">=</text:span><text:span text:style-name="T8">"HTML/addTeacher.html"</text:span><text:span text:style-name="T1">&gt;</text:span><text:span text:style-name="T7">Add Teacher</text:span><text:span text:style-name="T1">&lt;/</text:span><text:span text:style-name="T3">a</text:span><text:span text:style-name="T1">&gt;&lt;</text:span><text:span text:style-name="T3">br</text:span><text:span text:style-name="T1">/&gt;&lt;/</text:span><text:span text:style-name="T3">td</text:span><text:span text:style-name="T1">&gt;</text:span></text:p>
      <text:p text:style-name="P1"><text:span text:style-name="T7"><text:tab/></text:span><text:span text:style-name="T1">&lt;</text:span><text:span text:style-name="T3">td</text:span><text:span text:style-name="T1">&gt;&lt;</text:span><text:span text:style-name="T3">a</text:span><text:span text:style-name="T5"> </text:span><text:span text:style-name="T6">href</text:span><text:span text:style-name="T7">=</text:span><text:span text:style-name="T8">"viewTeachers.jsp"</text:span><text:span text:style-name="T1">&gt;</text:span><text:span text:style-name="T7">View Teachers</text:span><text:span text:style-name="T1">&lt;/</text:span><text:span text:style-name="T3">a</text:span><text:span text:style-name="T1">&gt;&lt;</text:span><text:span text:style-name="T3">br</text:span><text:span text:style-name="T1">/&gt;&lt;/</text:span><text:span text:style-name="T3">td</text:span><text:span text:style-name="T1">&gt;</text:span></text:p>
      <text:p text:style-name="P1"><text:span text:style-name="T1">&lt;/</text:span><text:span text:style-name="T3">tr</text:span><text:span text:style-name="T1">&gt;</text:span></text:p>
      <text:p text:style-name="P1"><text:span text:style-name="T1">&lt;</text:span><text:span text:style-name="T3">tr</text:span><text:span text:style-name="T1">&gt;</text:span></text:p>
      <text:p text:style-name="P1"><text:span text:style-name="T7"><text:tab/></text:span><text:span text:style-name="T1">&lt;</text:span><text:span text:style-name="T3">td</text:span><text:span text:style-name="T1">&gt;&lt;</text:span><text:span text:style-name="T3">a</text:span><text:span text:style-name="T5"> </text:span><text:span text:style-name="T6">href</text:span><text:span text:style-name="T7">=</text:span><text:span text:style-name="T8">"HTML/addStudent.html"</text:span><text:span text:style-name="T1">&gt;</text:span><text:span text:style-name="T7">Add Student</text:span><text:span text:style-name="T1">&lt;/</text:span><text:span text:style-name="T3">a</text:span><text:span text:style-name="T1">&gt;&lt;</text:span><text:span text:style-name="T3">br</text:span><text:span text:style-name="T1">/&gt;&lt;/</text:span><text:span text:style-name="T3">td</text:span><text:span text:style-name="T1">&gt;</text:span></text:p>
      <text:p text:style-name="P1"><text:span text:style-name="T7"><text:tab/></text:span><text:span text:style-name="T1">&lt;</text:span><text:span text:style-name="T3">td</text:span><text:span text:style-name="T1">&gt;&lt;</text:span><text:span text:style-name="T3">a</text:span><text:span text:style-name="T5"> </text:span><text:span text:style-name="T6">href</text:span><text:span text:style-name="T7">=</text:span><text:span text:style-name="T8">"viewStudent.jsp"</text:span><text:span text:style-name="T1">&gt;</text:span><text:span text:style-name="T7">View Students</text:span><text:span text:style-name="T1">&lt;/</text:span><text:span text:style-name="T3">a</text:span><text:span text:style-name="T1">&gt;&lt;</text:span><text:span text:style-name="T3">br</text:span><text:span text:style-name="T1">/&gt;&lt;/</text:span><text:span text:style-name="T3">td</text:span><text:span text:style-name="T1">&gt;</text:span></text:p>
      <text:p text:style-name="P1"><text:span text:style-name="T1">&lt;/</text:span><text:span text:style-name="T3">tr</text:span><text:span text:style-name="T1">&gt;</text:span></text:p>
      <text:p text:style-name="P1"><text:span text:style-name="T1">&lt;/</text:span><text:span text:style-name="T3">table</text:span><text:span text:style-name="T1">&gt;</text:span></text:p>
      <text:p text:style-name="P1"><text:span text:style-name="T1">&lt;</text:span><text:span text:style-name="T3">br</text:span><text:span text:style-name="T1">&gt;</text:span></text:p>
      <text:p text:style-name="P1"><text:span text:style-name="T1">&lt;</text:span><text:span text:style-name="T3">a</text:span><text:span text:style-name="T5"> </text:span><text:span text:style-name="T6">href</text:span><text:span text:style-name="T7">=</text:span><text:span text:style-name="T8">"assignStudentToClass.jsp"</text:span><text:span text:style-name="T1">&gt;</text:span><text:span text:style-name="T7">Assign Student to Class</text:span><text:span text:style-name="T1">&lt;/</text:span><text:span text:style-name="T3">a</text:span><text:span text:style-name="T1">&gt;&lt;</text:span><text:span text:style-name="T3">br</text:span><text:span text:style-name="T1">&gt;</text:span></text:p>
      <text:p text:style-name="P1"><text:span text:style-name="T1">&lt;</text:span><text:span text:style-name="T3">a</text:span><text:span text:style-name="T5"> </text:span><text:span text:style-name="T6">href</text:span><text:span text:style-name="T7">=</text:span><text:span text:style-name="T8">"assignTeacherToSubject.jsp"</text:span><text:span text:style-name="T1">&gt;</text:span><text:span text:style-name="T7">Assign Teacher to Class</text:span><text:span text:style-name="T1">&lt;/</text:span><text:span text:style-name="T3">a</text:span><text:span text:style-name="T1">&gt;&lt;</text:span><text:span text:style-name="T3">br</text:span><text:span text:style-name="T1">&gt;</text:span></text:p>
      <text:p text:style-name="P1"><text:span text:style-name="T1">&lt;</text:span><text:span text:style-name="T3">a</text:span><text:span text:style-name="T5"> </text:span><text:span text:style-name="T6">href</text:span><text:span text:style-name="T7">=</text:span><text:span text:style-name="T8">"assignSubjectToClass.jsp"</text:span><text:span text:style-name="T1">&gt;</text:span><text:span text:style-name="T7">Assign Subject to Class</text:span><text:span text:style-name="T1">&lt;/</text:span><text:span text:style-name="T3">a</text:span><text:span text:style-name="T1">&gt;&lt;</text:span><text:span text:style-name="T3">br</text:span><text:span text:style-name="T1">&gt;</text:span></text:p>
      <text:p text:style-name="P1"><text:span text:style-name="T1">&lt;</text:span><text:span text:style-name="T3">a</text:span><text:span text:style-name="T5"> </text:span><text:span text:style-name="T6">href</text:span><text:span text:style-name="T7">=</text:span><text:span text:style-name="T8">"chooseClassReport.jsp"</text:span><text:span text:style-name="T1">&gt;</text:span><text:span text:style-name="T7">Choose Class for report</text:span><text:span text:style-name="T1">&lt;/</text:span><text:span text:style-name="T3">a</text:span><text:span text:style-name="T1">&gt;</text:span></text:p>
      <text:p text:style-name="P2"/>
      <text:p text:style-name="P1"><text:span text:style-name="T1">&lt;/</text:span><text:span text:style-name="T3">body</text:span><text:span text:style-name="T1">&gt;</text:span></text:p>
      <text:p text:style-name="Standard"><text:span text:style-name="T1">&lt;/</text:span><text:span text:style-name="T3">html</text:span><text:span text:style-name="T1">&gt;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1"><text:span text:style-name="T1">&lt;!</text:span><text:span text:style-name="T3">DOCTYPE</text:span><text:span text:style-name="T5"> </text:span><text:span text:style-name="T1">html&gt;</text:span></text:p>
      <text:p text:style-name="P1"><text:span text:style-name="T1">&lt;</text:span><text:span text:style-name="T3">html</text:span><text:span text:style-name="T1">&gt;</text:span></text:p>
      <text:p text:style-name="P1"><text:span text:style-name="T1">&lt;</text:span><text:span text:style-name="T3">head</text:span><text:span text:style-name="T1">&gt;</text:span></text:p>
      <text:p text:style-name="P1"><text:span text:style-name="T1">&lt;</text:span><text:span text:style-name="T3">meta</text:span><text:span text:style-name="T5"> </text:span><text:span text:style-name="T6">charset</text:span><text:span text:style-name="T7">=</text:span><text:span text:style-name="T8">"UTF-8"</text:span><text:span text:style-name="T1">&gt;</text:span></text:p>
      <text:p text:style-name="P1"><text:span text:style-name="T1">&lt;</text:span><text:span text:style-name="T3">title</text:span><text:span text:style-name="T1">&gt;</text:span><text:span text:style-name="T7">Insert title here</text:span><text:span text:style-name="T1">&lt;/</text:span><text:span text:style-name="T3">title</text:span><text:span text:style-name="T1">&gt;</text:span></text:p>
      <text:p text:style-name="P1"><text:span text:style-name="T1">&lt;/</text:span><text:span text:style-name="T3">head</text:span><text:span text:style-name="T1">&gt;</text:span></text:p>
      <text:p text:style-name="P1"><text:span text:style-name="T1">&lt;</text:span><text:span text:style-name="T3">body</text:span><text:span text:style-name="T1">&gt;</text:span></text:p>
      <text:p text:style-name="P1"><text:span text:style-name="T1">&lt;</text:span><text:span text:style-name="T3">h1</text:span><text:span text:style-name="T1">&gt;</text:span><text:span text:style-name="T7">Add Class</text:span><text:span text:style-name="T1">&lt;/</text:span><text:span text:style-name="T3">h1</text:span><text:span text:style-name="T1">&gt;</text:span></text:p>
      <text:p text:style-name="P1"><text:span text:style-name="T7"><text:tab/></text:span><text:span text:style-name="T1">&lt;</text:span><text:span text:style-name="T3">form</text:span><text:span text:style-name="T5"> </text:span><text:span text:style-name="T6">action</text:span><text:span text:style-name="T7">=</text:span><text:span text:style-name="T8">"../addClass"</text:span><text:span text:style-name="T5"> </text:span><text:span text:style-name="T6">method</text:span><text:span text:style-name="T7">=</text:span><text:span text:style-name="T8">"post"</text:span><text:span text:style-name="T1">&gt;</text:span></text:p>
      <text:p text:style-name="P1"><text:span text:style-name="T7"><text:tab/></text:span><text:span text:style-name="T1">&lt;</text:span><text:span text:style-name="T3">label</text:span><text:span text:style-name="T5"> </text:span><text:span text:style-name="T6">for</text:span><text:span text:style-name="T7">=</text:span><text:span text:style-name="T8">"class"</text:span><text:span text:style-name="T1">&gt;</text:span><text:span text:style-name="T7">Class:</text:span><text:span text:style-name="T1">&lt;/</text:span><text:span text:style-name="T3">label</text:span><text:span text:style-name="T1">&gt;&lt;</text:span><text:span text:style-name="T3">br</text:span><text:span text:style-name="T1">&gt;</text:span></text:p>
      <text:p text:style-name="P1"><text:span text:style-name="T7"><text:s text:c="2"/><text:tab/></text:span><text:span text:style-name="T1">&lt;</text:span><text:span text:style-name="T3">input</text:span><text:span text:style-name="T5"> </text:span><text:span text:style-name="T6">type</text:span><text:span text:style-name="T7">=</text:span><text:span text:style-name="T8">"text"</text:span><text:span text:style-name="T5"> </text:span><text:span text:style-name="T6">id</text:span><text:span text:style-name="T7">=</text:span><text:span text:style-name="T8">"class"</text:span><text:span text:style-name="T5"> </text:span><text:span text:style-name="T6">name</text:span><text:span text:style-name="T7">=</text:span><text:span text:style-name="T8">"class"</text:span><text:span text:style-name="T1">&gt;&lt;</text:span><text:span text:style-name="T3">br</text:span><text:span text:style-name="T1">&gt;</text:span></text:p>
      <text:p text:style-name="P1"><text:span text:style-name="T7"><text:s text:c="2"/><text:tab/></text:span><text:span text:style-name="T1">&lt;</text:span><text:span text:style-name="T3">input</text:span><text:span text:style-name="T5"> </text:span><text:span text:style-name="T6">type</text:span><text:span text:style-name="T7">=</text:span><text:span text:style-name="T8">"submit"</text:span><text:span text:style-name="T5"> </text:span><text:span text:style-name="T6">value</text:span><text:span text:style-name="T7">=</text:span><text:span text:style-name="T8">"Submit"</text:span><text:span text:style-name="T1">&gt;</text:span></text:p>
      <text:p text:style-name="P1"><text:span text:style-name="T7"><text:tab/></text:span><text:span text:style-name="T1">&lt;/</text:span><text:span text:style-name="T3">form</text:span><text:span text:style-name="T1">&gt;</text:span></text:p>
      <text:p text:style-name="P1"><text:span text:style-name="T1">&lt;/</text:span><text:span text:style-name="T3">body</text:span><text:span text:style-name="T1">&gt;</text:span></text:p>
      <text:p text:style-name="Standard"><text:span text:style-name="T1">&lt;/</text:span><text:span text:style-name="T3">html</text:span><text:span text:style-name="T1">&gt;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1"><text:soft-page-break/><text:span text:style-name="T1">&lt;!</text:span><text:span text:style-name="T3">DOCTYPE</text:span><text:span text:style-name="T5"> </text:span><text:span text:style-name="T1">html&gt;</text:span></text:p>
      <text:p text:style-name="P1"><text:span text:style-name="T1">&lt;</text:span><text:span text:style-name="T3">html</text:span><text:span text:style-name="T1">&gt;</text:span></text:p>
      <text:p text:style-name="P1"><text:span text:style-name="T1">&lt;</text:span><text:span text:style-name="T3">head</text:span><text:span text:style-name="T1">&gt;</text:span></text:p>
      <text:p text:style-name="P1"><text:span text:style-name="T1">&lt;</text:span><text:span text:style-name="T3">meta</text:span><text:span text:style-name="T5"> </text:span><text:span text:style-name="T6">charset</text:span><text:span text:style-name="T7">=</text:span><text:span text:style-name="T8">"UTF-8"</text:span><text:span text:style-name="T1">&gt;</text:span></text:p>
      <text:p text:style-name="P1"><text:span text:style-name="T1">&lt;</text:span><text:span text:style-name="T3">title</text:span><text:span text:style-name="T1">&gt;</text:span><text:span text:style-name="T7">Insert title here</text:span><text:span text:style-name="T1">&lt;/</text:span><text:span text:style-name="T3">title</text:span><text:span text:style-name="T1">&gt;</text:span></text:p>
      <text:p text:style-name="P1"><text:span text:style-name="T1">&lt;/</text:span><text:span text:style-name="T3">head</text:span><text:span text:style-name="T1">&gt;</text:span></text:p>
      <text:p text:style-name="P1"><text:span text:style-name="T1">&lt;</text:span><text:span text:style-name="T3">body</text:span><text:span text:style-name="T1">&gt;</text:span></text:p>
      <text:p text:style-name="P1"><text:span text:style-name="T1">&lt;</text:span><text:span text:style-name="T3">h1</text:span><text:span text:style-name="T1">&gt;</text:span><text:span text:style-name="T7">Add Student</text:span><text:span text:style-name="T1">&lt;/</text:span><text:span text:style-name="T3">h1</text:span><text:span text:style-name="T1">&gt;</text:span></text:p>
      <text:p text:style-name="P1"><text:span text:style-name="T7"><text:tab/></text:span><text:span text:style-name="T1">&lt;</text:span><text:span text:style-name="T3">form</text:span><text:span text:style-name="T5"> </text:span><text:span text:style-name="T6">action</text:span><text:span text:style-name="T7">=</text:span><text:span text:style-name="T8">"../addStudent"</text:span><text:span text:style-name="T5"> </text:span><text:span text:style-name="T6">method</text:span><text:span text:style-name="T7">=</text:span><text:span text:style-name="T8">"post"</text:span><text:span text:style-name="T1">&gt;</text:span></text:p>
      <text:p text:style-name="P1"><text:span text:style-name="T7"><text:tab/></text:span><text:span text:style-name="T1">&lt;</text:span><text:span text:style-name="T3">label</text:span><text:span text:style-name="T5"> </text:span><text:span text:style-name="T6">for</text:span><text:span text:style-name="T7">=</text:span><text:span text:style-name="T8">"fname"</text:span><text:span text:style-name="T1">&gt;</text:span><text:span text:style-name="T7">Name</text:span><text:span text:style-name="T1">&lt;/</text:span><text:span text:style-name="T3">label</text:span><text:span text:style-name="T1">&gt;&lt;</text:span><text:span text:style-name="T3">br</text:span><text:span text:style-name="T1">&gt;</text:span></text:p>
      <text:p text:style-name="P1"><text:span text:style-name="T7"><text:s text:c="2"/><text:tab/></text:span><text:span text:style-name="T1">&lt;</text:span><text:span text:style-name="T3">input</text:span><text:span text:style-name="T5"> </text:span><text:span text:style-name="T6">type</text:span><text:span text:style-name="T7">=</text:span><text:span text:style-name="T8">"text"</text:span><text:span text:style-name="T5"> </text:span><text:span text:style-name="T6">id</text:span><text:span text:style-name="T7">=</text:span><text:span text:style-name="T8">"fname"</text:span><text:span text:style-name="T5"> </text:span><text:span text:style-name="T6">name</text:span><text:span text:style-name="T7">=</text:span><text:span text:style-name="T8">"fname"</text:span><text:span text:style-name="T1">&gt;&lt;</text:span><text:span text:style-name="T3">br</text:span><text:span text:style-name="T1">&gt;</text:span></text:p>
      <text:p text:style-name="P1"><text:span text:style-name="T7"><text:s text:c="2"/><text:tab/></text:span><text:span text:style-name="T1">&lt;</text:span><text:span text:style-name="T3">label</text:span><text:span text:style-name="T5"> </text:span><text:span text:style-name="T6">for</text:span><text:span text:style-name="T7">=</text:span><text:span text:style-name="T8">"lname"</text:span><text:span text:style-name="T1">&gt;</text:span><text:span text:style-name="T7">Last Name</text:span><text:span text:style-name="T1">&lt;/</text:span><text:span text:style-name="T3">label</text:span><text:span text:style-name="T1">&gt;&lt;</text:span><text:span text:style-name="T3">br</text:span><text:span text:style-name="T1">&gt;</text:span></text:p>
      <text:p text:style-name="P1"><text:span text:style-name="T7"><text:s text:c="2"/><text:tab/></text:span><text:span text:style-name="T1">&lt;</text:span><text:span text:style-name="T3">input</text:span><text:span text:style-name="T5"> </text:span><text:span text:style-name="T6">type</text:span><text:span text:style-name="T7">=</text:span><text:span text:style-name="T8">"text"</text:span><text:span text:style-name="T5"> </text:span><text:span text:style-name="T6">id</text:span><text:span text:style-name="T7">=</text:span><text:span text:style-name="T8">"lname"</text:span><text:span text:style-name="T5"> </text:span><text:span text:style-name="T6">name</text:span><text:span text:style-name="T7">=</text:span><text:span text:style-name="T8">"lname"</text:span><text:span text:style-name="T1">&gt;&lt;</text:span><text:span text:style-name="T3">br</text:span><text:span text:style-name="T1">&gt;</text:span></text:p>
      <text:p text:style-name="P1"><text:span text:style-name="T7"><text:s text:c="2"/><text:tab/></text:span><text:span text:style-name="T1">&lt;</text:span><text:span text:style-name="T3">input</text:span><text:span text:style-name="T5"> </text:span><text:span text:style-name="T6">type</text:span><text:span text:style-name="T7">=</text:span><text:span text:style-name="T8">"submit"</text:span><text:span text:style-name="T5"> </text:span><text:span text:style-name="T6">value</text:span><text:span text:style-name="T7">=</text:span><text:span text:style-name="T8">"Submit"</text:span><text:span text:style-name="T1">&gt;</text:span></text:p>
      <text:p text:style-name="P1"><text:span text:style-name="T7"><text:tab/></text:span><text:span text:style-name="T1">&lt;/</text:span><text:span text:style-name="T3">form</text:span><text:span text:style-name="T1">&gt;</text:span></text:p>
      <text:p text:style-name="P1"><text:span text:style-name="T1">&lt;/</text:span><text:span text:style-name="T3">body</text:span><text:span text:style-name="T1">&gt;</text:span></text:p>
      <text:p text:style-name="Standard"><text:span text:style-name="T1">&lt;/</text:span><text:span text:style-name="T3">html</text:span><text:span text:style-name="T1">&gt;</text:span></text:p>
      <text:p text:style-name="Standard"><text:span text:style-name="T1"/></text:p>
      <text:p text:style-name="P1"><text:span text:style-name="T1">&lt;!</text:span><text:span text:style-name="T3">DOCTYPE</text:span><text:span text:style-name="T5"> </text:span><text:span text:style-name="T1">html&gt;</text:span></text:p>
      <text:p text:style-name="P1"><text:span text:style-name="T1">&lt;</text:span><text:span text:style-name="T3">html</text:span><text:span text:style-name="T1">&gt;</text:span></text:p>
      <text:p text:style-name="P1"><text:span text:style-name="T1">&lt;</text:span><text:span text:style-name="T3">head</text:span><text:span text:style-name="T1">&gt;</text:span></text:p>
      <text:p text:style-name="P1"><text:span text:style-name="T1">&lt;</text:span><text:span text:style-name="T3">meta</text:span><text:span text:style-name="T5"> </text:span><text:span text:style-name="T6">charset</text:span><text:span text:style-name="T7">=</text:span><text:span text:style-name="T8">"UTF-8"</text:span><text:span text:style-name="T1">&gt;</text:span></text:p>
      <text:p text:style-name="P1"><text:span text:style-name="T1">&lt;</text:span><text:span text:style-name="T3">title</text:span><text:span text:style-name="T1">&gt;</text:span><text:span text:style-name="T7">Insert title here</text:span><text:span text:style-name="T1">&lt;/</text:span><text:span text:style-name="T3">title</text:span><text:span text:style-name="T1">&gt;</text:span></text:p>
      <text:p text:style-name="P1"><text:span text:style-name="T1">&lt;/</text:span><text:span text:style-name="T3">head</text:span><text:span text:style-name="T1">&gt;</text:span></text:p>
      <text:p text:style-name="P1"><text:span text:style-name="T1">&lt;</text:span><text:span text:style-name="T3">body</text:span><text:span text:style-name="T1">&gt;</text:span></text:p>
      <text:p text:style-name="P1"><text:span text:style-name="T1">&lt;</text:span><text:span text:style-name="T3">h1</text:span><text:span text:style-name="T1">&gt;</text:span><text:span text:style-name="T7">Add Subject</text:span><text:span text:style-name="T1">&lt;/</text:span><text:span text:style-name="T3">h1</text:span><text:span text:style-name="T1">&gt;</text:span></text:p>
      <text:p text:style-name="P1"><text:span text:style-name="T7"><text:tab/></text:span><text:span text:style-name="T1">&lt;</text:span><text:span text:style-name="T3">form</text:span><text:span text:style-name="T5"> </text:span><text:span text:style-name="T6">action</text:span><text:span text:style-name="T7">=</text:span><text:span text:style-name="T8">"../addSubject"</text:span><text:span text:style-name="T5"> </text:span><text:span text:style-name="T6">method</text:span><text:span text:style-name="T7">=</text:span><text:span text:style-name="T8">"post"</text:span><text:span text:style-name="T1">&gt;</text:span></text:p>
      <text:p text:style-name="P1"><text:span text:style-name="T7"><text:tab/></text:span><text:span text:style-name="T1">&lt;</text:span><text:span text:style-name="T3">label</text:span><text:span text:style-name="T5"> </text:span><text:span text:style-name="T6">for</text:span><text:span text:style-name="T7">=</text:span><text:span text:style-name="T8">"name"</text:span><text:span text:style-name="T1">&gt;</text:span><text:span text:style-name="T7">Subject Name:</text:span><text:span text:style-name="T1">&lt;/</text:span><text:span text:style-name="T3">label</text:span><text:span text:style-name="T1">&gt;&lt;</text:span><text:span text:style-name="T3">br</text:span><text:span text:style-name="T1">&gt;</text:span></text:p>
      <text:p text:style-name="P1"><text:span text:style-name="T7"><text:s text:c="2"/><text:tab/></text:span><text:span text:style-name="T1">&lt;</text:span><text:span text:style-name="T3">input</text:span><text:span text:style-name="T5"> </text:span><text:span text:style-name="T6">type</text:span><text:span text:style-name="T7">=</text:span><text:span text:style-name="T8">"text"</text:span><text:span text:style-name="T5"> </text:span><text:span text:style-name="T6">id</text:span><text:span text:style-name="T7">=</text:span><text:span text:style-name="T8">"name"</text:span><text:span text:style-name="T5"> </text:span><text:span text:style-name="T6">name</text:span><text:span text:style-name="T7">=</text:span><text:span text:style-name="T8">"name"</text:span><text:span text:style-name="T1">&gt;&lt;</text:span><text:span text:style-name="T3">br</text:span><text:span text:style-name="T1">&gt;</text:span></text:p>
      <text:p text:style-name="P1"><text:span text:style-name="T7"><text:s text:c="2"/><text:tab/></text:span><text:span text:style-name="T1">&lt;</text:span><text:span text:style-name="T3">input</text:span><text:span text:style-name="T5"> </text:span><text:span text:style-name="T6">type</text:span><text:span text:style-name="T7">=</text:span><text:span text:style-name="T8">"submit"</text:span><text:span text:style-name="T5"> </text:span><text:span text:style-name="T6">value</text:span><text:span text:style-name="T7">=</text:span><text:span text:style-name="T8">"Submit"</text:span><text:span text:style-name="T1">&gt;</text:span></text:p>
      <text:p text:style-name="P1"><text:span text:style-name="T7"><text:tab/></text:span><text:span text:style-name="T1">&lt;/</text:span><text:span text:style-name="T3">form</text:span><text:span text:style-name="T1">&gt;</text:span></text:p>
      <text:p text:style-name="P1"><text:span text:style-name="T1">&lt;/</text:span><text:span text:style-name="T3">body</text:span><text:span text:style-name="T1">&gt;</text:span></text:p>
      <text:p text:style-name="Standard"><text:span text:style-name="T1">&lt;/</text:span><text:span text:style-name="T3">html</text:span><text:span text:style-name="T1">&gt;</text:span></text:p>
      <text:p text:style-name="Standard"><text:span text:style-name="T1"/></text:p>
      <text:p text:style-name="P1"><text:span text:style-name="T1">&lt;!</text:span><text:span text:style-name="T3">DOCTYPE</text:span><text:span text:style-name="T5"> </text:span><text:span text:style-name="T1">html&gt;</text:span></text:p>
      <text:p text:style-name="P1"><text:span text:style-name="T1">&lt;</text:span><text:span text:style-name="T3">html</text:span><text:span text:style-name="T1">&gt;</text:span></text:p>
      <text:p text:style-name="P1"><text:span text:style-name="T1">&lt;</text:span><text:span text:style-name="T3">head</text:span><text:span text:style-name="T1">&gt;</text:span></text:p>
      <text:p text:style-name="P1"><text:span text:style-name="T1">&lt;</text:span><text:span text:style-name="T3">meta</text:span><text:span text:style-name="T5"> </text:span><text:span text:style-name="T6">charset</text:span><text:span text:style-name="T7">=</text:span><text:span text:style-name="T8">"UTF-8"</text:span><text:span text:style-name="T1">&gt;</text:span></text:p>
      <text:p text:style-name="P1"><text:span text:style-name="T1">&lt;</text:span><text:span text:style-name="T3">title</text:span><text:span text:style-name="T1">&gt;</text:span><text:span text:style-name="T7">Insert title here</text:span><text:span text:style-name="T1">&lt;/</text:span><text:span text:style-name="T3">title</text:span><text:span text:style-name="T1">&gt;</text:span></text:p>
      <text:p text:style-name="P1"><text:span text:style-name="T1">&lt;/</text:span><text:span text:style-name="T3">head</text:span><text:span text:style-name="T1">&gt;</text:span></text:p>
      <text:p text:style-name="P1"><text:span text:style-name="T1">&lt;</text:span><text:span text:style-name="T3">body</text:span><text:span text:style-name="T1">&gt;</text:span></text:p>
      <text:p text:style-name="P1"><text:span text:style-name="T1">&lt;</text:span><text:span text:style-name="T3">h1</text:span><text:span text:style-name="T1">&gt;</text:span><text:span text:style-name="T7">Add Teacher</text:span><text:span text:style-name="T1">&lt;/</text:span><text:span text:style-name="T3">h1</text:span><text:span text:style-name="T1">&gt;</text:span></text:p>
      <text:p text:style-name="P1"><text:span text:style-name="T7"><text:tab/></text:span><text:span text:style-name="T1">&lt;</text:span><text:span text:style-name="T3">form</text:span><text:span text:style-name="T5"> </text:span><text:span text:style-name="T6">action</text:span><text:span text:style-name="T7">=</text:span><text:span text:style-name="T8">"../addTeacher"</text:span><text:span text:style-name="T5"> </text:span><text:span text:style-name="T6">method</text:span><text:span text:style-name="T7">=</text:span><text:span text:style-name="T8">"post"</text:span><text:span text:style-name="T1">&gt;</text:span></text:p>
      <text:p text:style-name="P1"><text:span text:style-name="T7"><text:tab/></text:span><text:span text:style-name="T1">&lt;</text:span><text:span text:style-name="T3">label</text:span><text:span text:style-name="T5"> </text:span><text:span text:style-name="T6">for</text:span><text:span text:style-name="T7">=</text:span><text:span text:style-name="T8">"name"</text:span><text:span text:style-name="T1">&gt;</text:span><text:span text:style-name="T7">Name:</text:span><text:span text:style-name="T1">&lt;/</text:span><text:span text:style-name="T3">label</text:span><text:span text:style-name="T1">&gt;&lt;</text:span><text:span text:style-name="T3">br</text:span><text:span text:style-name="T1">&gt;</text:span></text:p>
      <text:p text:style-name="P1"><text:span text:style-name="T7"><text:s text:c="2"/><text:tab/></text:span><text:span text:style-name="T1">&lt;</text:span><text:span text:style-name="T3">input</text:span><text:span text:style-name="T5"> </text:span><text:span text:style-name="T6">type</text:span><text:span text:style-name="T7">=</text:span><text:span text:style-name="T8">"text"</text:span><text:span text:style-name="T5"> </text:span><text:span text:style-name="T6">id</text:span><text:span text:style-name="T7">=</text:span><text:span text:style-name="T8">"name"</text:span><text:span text:style-name="T5"> </text:span><text:span text:style-name="T6">name</text:span><text:span text:style-name="T7">=</text:span><text:span text:style-name="T8">"name"</text:span><text:span text:style-name="T1">&gt;&lt;</text:span><text:span text:style-name="T3">br</text:span><text:span text:style-name="T1">&gt;</text:span></text:p>
      <text:p text:style-name="P1"><text:span text:style-name="T7"><text:s text:c="2"/><text:tab/></text:span><text:span text:style-name="T1">&lt;</text:span><text:span text:style-name="T3">label</text:span><text:span text:style-name="T5"> </text:span><text:span text:style-name="T6">for</text:span><text:span text:style-name="T7">=</text:span><text:span text:style-name="T8">"lname"</text:span><text:span text:style-name="T1">&gt;</text:span><text:span text:style-name="T7">Last name</text:span><text:span text:style-name="T1">&lt;/</text:span><text:span text:style-name="T3">label</text:span><text:span text:style-name="T1">&gt;&lt;</text:span><text:span text:style-name="T3">br</text:span><text:span text:style-name="T1">&gt;</text:span></text:p>
      <text:p text:style-name="P1"><text:span text:style-name="T7"><text:s text:c="2"/><text:tab/></text:span><text:span text:style-name="T1">&lt;</text:span><text:span text:style-name="T3">input</text:span><text:span text:style-name="T5"> </text:span><text:span text:style-name="T6">type</text:span><text:span text:style-name="T7">=</text:span><text:span text:style-name="T8">"text"</text:span><text:span text:style-name="T5"> </text:span><text:span text:style-name="T6">id</text:span><text:span text:style-name="T7">=</text:span><text:span text:style-name="T8">"lname"</text:span><text:span text:style-name="T5"> </text:span><text:span text:style-name="T6">name</text:span><text:span text:style-name="T7">=</text:span><text:span text:style-name="T8">"lname"</text:span><text:span text:style-name="T1">&gt;&lt;</text:span><text:span text:style-name="T3">br</text:span><text:span text:style-name="T1">&gt;</text:span></text:p>
      <text:p text:style-name="P1"><text:span text:style-name="T7"><text:s text:c="2"/><text:tab/></text:span><text:span text:style-name="T1">&lt;</text:span><text:span text:style-name="T3">input</text:span><text:span text:style-name="T5"> </text:span><text:span text:style-name="T6">type</text:span><text:span text:style-name="T7">=</text:span><text:span text:style-name="T8">"submit"</text:span><text:span text:style-name="T5"> </text:span><text:span text:style-name="T6">value</text:span><text:span text:style-name="T7">=</text:span><text:span text:style-name="T8">"Submit"</text:span><text:span text:style-name="T1">&gt;</text:span></text:p>
      <text:p text:style-name="P1"><text:span text:style-name="T7"><text:tab/></text:span><text:span text:style-name="T1">&lt;/</text:span><text:span text:style-name="T3">form</text:span><text:span text:style-name="T1">&gt;</text:span></text:p>
      <text:p text:style-name="P2"/>
      <text:p text:style-name="P2"/>
      <text:p text:style-name="P1"><text:span text:style-name="T1">&lt;/</text:span><text:span text:style-name="T3">body</text:span><text:span text:style-name="T1">&gt;</text:span></text:p>
      <text:p text:style-name="Standard"><text:span text:style-name="T1">&lt;/</text:span><text:span text:style-name="T3">html</text:span><text:span text:style-name="T1">&gt;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1"><text:soft-page-break/><text:span text:style-name="T11">&lt;%@</text:span><text:span text:style-name="T3">page</text:span><text:span text:style-name="T5"> </text:span><text:span text:style-name="T6">import</text:span><text:span text:style-name="T7">=</text:span><text:span text:style-name="T8">"com.simplilearn.entity.Subject"</text:span><text:span text:style-name="T11">%&gt;</text:span></text:p>
      <text:p text:style-name="P1"><text:span text:style-name="T11">&lt;%@</text:span><text:span text:style-name="T3">page</text:span><text:span text:style-name="T5"> </text:span><text:span text:style-name="T6">import</text:span><text:span text:style-name="T7">=</text:span><text:span text:style-name="T8">"org.hibernate.Session"</text:span><text:span text:style-name="T11">%&gt;</text:span></text:p>
      <text:p text:style-name="P1"><text:span text:style-name="T11">&lt;%@</text:span><text:span text:style-name="T3">page</text:span><text:span text:style-name="T5"> </text:span><text:span text:style-name="T6">import</text:span><text:span text:style-name="T7">=</text:span><text:span text:style-name="T8">"com.simplilearn.entity.Classes"</text:span><text:span text:style-name="T11">%&gt;</text:span></text:p>
      <text:p text:style-name="P1"><text:span text:style-name="T11">&lt;%@</text:span><text:span text:style-name="T3">page</text:span><text:span text:style-name="T5"> </text:span><text:span text:style-name="T6">import</text:span><text:span text:style-name="T7">=</text:span><text:span text:style-name="T8">"java.util.List"</text:span><text:span text:style-name="T11">%&gt;</text:span></text:p>
      <text:p text:style-name="P1"><text:span text:style-name="T11">&lt;%@</text:span><text:span text:style-name="T3">page</text:span><text:span text:style-name="T5"> </text:span><text:span text:style-name="T6">import</text:span><text:span text:style-name="T7">=</text:span><text:span text:style-name="T8">"com.simplilearn.util.HibernateUtil"</text:span><text:span text:style-name="T11">%&gt;</text:span></text:p>
      <text:p text:style-name="P1"><text:span text:style-name="T11">&lt;%@</text:span><text:span text:style-name="T3">page</text:span><text:span text:style-name="T5"> </text:span><text:span text:style-name="T6">import</text:span><text:span text:style-name="T7">=</text:span><text:span text:style-name="T8">"org.hibernate.SessionFactory"</text:span><text:span text:style-name="T11">%&gt;</text:span></text:p>
      <text:p text:style-name="P1"><text:span text:style-name="T11">&lt;%@</text:span><text:span text:style-name="T5"> </text:span><text:span text:style-name="T3">page</text:span><text:span text:style-name="T5"> </text:span><text:span text:style-name="T6">language</text:span><text:span text:style-name="T7">=</text:span><text:span text:style-name="T8">"java"</text:span><text:span text:style-name="T5"> </text:span><text:span text:style-name="T6">contentType</text:span><text:span text:style-name="T7">=</text:span><text:span text:style-name="T8">"text/html; charset=UTF-8"</text:span></text:p>
      <text:p text:style-name="P1"><text:span text:style-name="T5"><text:s text:c="4"/></text:span><text:span text:style-name="T6">pageEncoding</text:span><text:span text:style-name="T7">=</text:span><text:span text:style-name="T8">"UTF-8"</text:span><text:span text:style-name="T11">%&gt;</text:span></text:p>
      <text:p text:style-name="P1"><text:span text:style-name="T1">&lt;!</text:span><text:span text:style-name="T3">DOCTYPE</text:span><text:span text:style-name="T5"> </text:span><text:span text:style-name="T1">html&gt;</text:span></text:p>
      <text:p text:style-name="P1"><text:span text:style-name="T1">&lt;</text:span><text:span text:style-name="T3">html</text:span><text:span text:style-name="T1">&gt;</text:span></text:p>
      <text:p text:style-name="P1"><text:span text:style-name="T1">&lt;</text:span><text:span text:style-name="T3">head</text:span><text:span text:style-name="T1">&gt;</text:span></text:p>
      <text:p text:style-name="P1"><text:span text:style-name="T1">&lt;</text:span><text:span text:style-name="T3">meta</text:span><text:span text:style-name="T5"> </text:span><text:span text:style-name="T6">charset</text:span><text:span text:style-name="T7">=</text:span><text:span text:style-name="T8">"UTF-8"</text:span><text:span text:style-name="T1">&gt;</text:span></text:p>
      <text:p text:style-name="P1"><text:span text:style-name="T1">&lt;</text:span><text:span text:style-name="T3">title</text:span><text:span text:style-name="T1">&gt;</text:span><text:span text:style-name="T7">Insert title here</text:span><text:span text:style-name="T1">&lt;/</text:span><text:span text:style-name="T3">title</text:span><text:span text:style-name="T1">&gt;</text:span></text:p>
      <text:p text:style-name="P1"><text:span text:style-name="T1">&lt;/</text:span><text:span text:style-name="T3">head</text:span><text:span text:style-name="T1">&gt;</text:span></text:p>
      <text:p text:style-name="P1"><text:span text:style-name="T1">&lt;</text:span><text:span text:style-name="T3">body</text:span><text:span text:style-name="T1">&gt;</text:span></text:p>
      <text:p text:style-name="P1"><text:span text:style-name="T1">&lt;</text:span><text:span text:style-name="T3">a</text:span><text:span text:style-name="T5"> </text:span><text:span text:style-name="T6">href</text:span><text:span text:style-name="T7">=</text:span><text:span text:style-name="T8">"index.html"</text:span><text:span text:style-name="T1">&gt;</text:span><text:span text:style-name="T7">Back to Main Menu</text:span><text:span text:style-name="T1">&lt;/</text:span><text:span text:style-name="T3">a</text:span><text:span text:style-name="T1">&gt;&lt;</text:span><text:span text:style-name="T3">br</text:span><text:span text:style-name="T1">&gt;</text:span></text:p>
      <text:p text:style-name="P1"><text:span text:style-name="T1">&lt;</text:span><text:span text:style-name="T3">a</text:span><text:span text:style-name="T5"> </text:span><text:span text:style-name="T6">href</text:span><text:span text:style-name="T7">=</text:span><text:span text:style-name="T8">"HTML/addClasses.html"</text:span><text:span text:style-name="T1">&gt;</text:span><text:span text:style-name="T7">Add Class</text:span><text:span text:style-name="T1">&lt;/</text:span><text:span text:style-name="T3">a</text:span><text:span text:style-name="T1">&gt;&lt;</text:span><text:span text:style-name="T3">br</text:span><text:span text:style-name="T1">&gt;</text:span></text:p>
      <text:p text:style-name="P1"><text:span text:style-name="T1">&lt;</text:span><text:span text:style-name="T3">a</text:span><text:span text:style-name="T5"> </text:span><text:span text:style-name="T6">href</text:span><text:span text:style-name="T7">=</text:span><text:span text:style-name="T8">"assignSubjectToClass.jsp"</text:span><text:span text:style-name="T1">&gt;</text:span><text:span text:style-name="T7">Assign Subject to Class</text:span><text:span text:style-name="T1">&lt;/</text:span><text:span text:style-name="T3">a</text:span><text:span text:style-name="T1">&gt;&lt;</text:span><text:span text:style-name="T3">br</text:span><text:span text:style-name="T1">&gt;</text:span></text:p>
      <text:p text:style-name="P2"/>
      <text:p text:style-name="P1"><text:span text:style-name="T1">&lt;</text:span><text:span text:style-name="T3">h1</text:span><text:span text:style-name="T1">&gt;</text:span><text:span text:style-name="T7">The Following Classes are listed</text:span><text:span text:style-name="T1">&lt;/</text:span><text:span text:style-name="T3">h1</text:span><text:span text:style-name="T1">&gt;</text:span></text:p>
      <text:p text:style-name="P1"><text:span text:style-name="T11">&lt;%</text:span></text:p>
      <text:p text:style-name="P1"><text:span text:style-name="T12"><text:tab/>SessionFactory sf <text:s/>= HibernateUtil.buildSessionFactory();</text:span></text:p>
      <text:p text:style-name="P1"><text:span text:style-name="T12"><text:tab/>Session hibernateSession = sf.openSession();</text:span></text:p>
      <text:p text:style-name="P1"><text:span text:style-name="T12"><text:tab/>List&lt;Classes&gt; classes = </text:span><text:span text:style-name="T13">hibernateSession.createQuery(</text:span><text:span text:style-name="T9">"from Classes"</text:span><text:span text:style-name="T13">).list();</text:span></text:p>
      <text:p text:style-name="P1"><text:span text:style-name="T11">%&gt;</text:span></text:p>
      <text:p text:style-name="P1"><text:span text:style-name="T1">&lt;</text:span><text:span text:style-name="T3">table</text:span><text:span text:style-name="T1">&gt;</text:span></text:p>
      <text:p text:style-name="P1"><text:span text:style-name="T1">&lt;</text:span><text:span text:style-name="T3">tr</text:span><text:span text:style-name="T1">&gt;</text:span></text:p>
      <text:p text:style-name="P1"><text:span text:style-name="T1">&lt;</text:span><text:span text:style-name="T3">th</text:span><text:span text:style-name="T1">&gt;</text:span><text:span text:style-name="T7">Class Name </text:span><text:span text:style-name="T1">&lt;/</text:span><text:span text:style-name="T3">th</text:span><text:span text:style-name="T1">&gt;</text:span></text:p>
      <text:p text:style-name="P1"><text:span text:style-name="T1">&lt;</text:span><text:span text:style-name="T3">th</text:span><text:span text:style-name="T1">&gt;</text:span><text:span text:style-name="T7">Subject Name</text:span><text:span text:style-name="T1">&lt;/</text:span><text:span text:style-name="T3">th</text:span><text:span text:style-name="T1">&gt;</text:span></text:p>
      <text:p text:style-name="P1"><text:span text:style-name="T1">&lt;/</text:span><text:span text:style-name="T3">tr</text:span><text:span text:style-name="T1">&gt;</text:span><text:span text:style-name="T7"><text:tab/></text:span></text:p>
      <text:p text:style-name="P1"><text:span text:style-name="T7"><text:tab/></text:span><text:span text:style-name="T11">&lt;%</text:span><text:span text:style-name="T12"><text:tab/><text:tab/></text:span></text:p>
      <text:p text:style-name="P1"><text:span text:style-name="T12"><text:tab/><text:tab/></text:span><text:span text:style-name="T14">for</text:span><text:span text:style-name="T12">(Classes clas : classes){</text:span></text:p>
      <text:p text:style-name="P1"><text:span text:style-name="T12"><text:tab/><text:tab/><text:tab/>out.print(</text:span><text:span text:style-name="T10">"&lt;tr&gt;"</text:span><text:span text:style-name="T12">);<text:tab/></text:span></text:p>
      <text:p text:style-name="P1"><text:span text:style-name="T12"><text:tab/><text:tab/><text:tab/>out.print(</text:span><text:span text:style-name="T10">"&lt;td&gt;"</text:span><text:span text:style-name="T12"> + clas.getName() + </text:span><text:span text:style-name="T10">"&lt;/td&gt;"</text:span><text:span text:style-name="T12">);</text:span></text:p>
      <text:p text:style-name="P1"><text:span text:style-name="T12"><text:tab/><text:tab/><text:tab/><text:tab/><text:tab/><text:tab/></text:span></text:p>
      <text:p text:style-name="P1"><text:span text:style-name="T12"><text:tab/><text:tab/><text:tab/>StringBuffer buf = </text:span><text:span text:style-name="T14">new</text:span><text:span text:style-name="T12"> StringBuffer();</text:span></text:p>
      <text:p text:style-name="P1"><text:span text:style-name="T12"><text:tab/><text:tab/><text:tab/></text:span><text:span text:style-name="T14">boolean</text:span><text:span text:style-name="T12"> first = </text:span><text:span text:style-name="T14">true</text:span><text:span text:style-name="T12">;</text:span></text:p>
      <text:p text:style-name="P1"><text:span text:style-name="T12"><text:tab/><text:tab/><text:tab/></text:span><text:span text:style-name="T14">for</text:span><text:span text:style-name="T12"> (Subject subject : clas.getSubjects()){</text:span></text:p>
      <text:p text:style-name="P1"><text:span text:style-name="T12"><text:tab/><text:tab/><text:tab/><text:tab/></text:span><text:span text:style-name="T14">if</text:span><text:span text:style-name="T12">(first== </text:span><text:span text:style-name="T14">true</text:span><text:span text:style-name="T12">){</text:span></text:p>
      <text:p text:style-name="P1"><text:span text:style-name="T12"><text:tab/><text:tab/><text:tab/><text:tab/><text:tab/>buf.append(</text:span><text:span text:style-name="T10">"&lt;td&gt;"</text:span><text:span text:style-name="T12"> + subject.getName() + </text:span><text:span text:style-name="T10">"&lt;/td&gt;"</text:span><text:span text:style-name="T12">);</text:span></text:p>
      <text:p text:style-name="P1"><text:span text:style-name="T12"><text:tab/><text:tab/><text:tab/><text:tab/><text:tab/>buf.append(</text:span><text:span text:style-name="T10">"&lt;/tr&gt;"</text:span><text:span text:style-name="T12">);</text:span></text:p>
      <text:p text:style-name="P1"><text:span text:style-name="T12"><text:tab/><text:tab/><text:tab/><text:tab/><text:tab/>first = </text:span><text:span text:style-name="T14">false</text:span><text:span text:style-name="T12">;</text:span></text:p>
      <text:p text:style-name="P1"><text:span text:style-name="T12"><text:tab/><text:tab/><text:tab/><text:tab/>}</text:span><text:span text:style-name="T14">else</text:span><text:span text:style-name="T12">{</text:span></text:p>
      <text:p text:style-name="P1"><text:span text:style-name="T12"><text:tab/><text:tab/><text:tab/><text:tab/><text:tab/>buf.append(</text:span><text:span text:style-name="T10">"&lt;tr&gt;&lt;td&gt;&lt;/td&gt;"</text:span><text:span text:style-name="T12">);</text:span></text:p>
      <text:p text:style-name="P1"><text:span text:style-name="T12"><text:tab/><text:tab/><text:tab/><text:tab/><text:tab/>buf.append(</text:span><text:span text:style-name="T10">"&lt;td&gt;"</text:span><text:span text:style-name="T12"> + subject.getName() + </text:span><text:span text:style-name="T10">"&lt;/td&gt;"</text:span><text:span text:style-name="T12">);</text:span></text:p>
      <text:p text:style-name="P1"><text:span text:style-name="T12"><text:tab/><text:tab/><text:tab/><text:tab/><text:tab/>buf.append(</text:span><text:span text:style-name="T10">"&lt;/tr&gt;"</text:span><text:span text:style-name="T12">);</text:span></text:p>
      <text:p text:style-name="P1"><text:span text:style-name="T12"><text:tab/><text:tab/><text:tab/><text:tab/>}</text:span></text:p>
      <text:p text:style-name="P1"><text:span text:style-name="T12"><text:tab/><text:tab/><text:tab/><text:tab/></text:span></text:p>
      <text:p text:style-name="P1"><text:span text:style-name="T12"><text:tab/><text:tab/><text:tab/>}</text:span></text:p>
      <text:p text:style-name="P1"><text:span text:style-name="T12"><text:tab/><text:tab/><text:tab/>out.print(buf.toString());</text:span></text:p>
      <text:p text:style-name="P1"><text:span text:style-name="T12"><text:tab/><text:tab/>}</text:span></text:p>
      <text:p text:style-name="P1"><text:span text:style-name="T12"><text:tab/></text:span><text:span text:style-name="T11">%&gt;</text:span></text:p>
      <text:p text:style-name="P1"><text:span text:style-name="T1">&lt;/</text:span><text:span text:style-name="T3">table</text:span><text:span text:style-name="T1">&gt;</text:span></text:p>
      <text:p text:style-name="P1"><text:span text:style-name="T1">&lt;/</text:span><text:span text:style-name="T3">body</text:span><text:span text:style-name="T1">&gt;</text:span></text:p>
      <text:p text:style-name="Standard"><text:span text:style-name="T1">&lt;/</text:span><text:span text:style-name="T3">html</text:span><text:span text:style-name="T1">&gt;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1"><text:soft-page-break/><text:span text:style-name="T11">&lt;%@</text:span><text:span text:style-name="T3">page</text:span><text:span text:style-name="T5"> </text:span><text:span text:style-name="T6">import</text:span><text:span text:style-name="T7">=</text:span><text:span text:style-name="T8">"com.simplilearn.entity.Student"</text:span><text:span text:style-name="T11">%&gt;</text:span></text:p>
      <text:p text:style-name="P1"><text:span text:style-name="T11">&lt;%@</text:span><text:span text:style-name="T3">page</text:span><text:span text:style-name="T5"> </text:span><text:span text:style-name="T6">import</text:span><text:span text:style-name="T7">=</text:span><text:span text:style-name="T8">"java.util.List"</text:span><text:span text:style-name="T11">%&gt;</text:span></text:p>
      <text:p text:style-name="P1"><text:span text:style-name="T11">&lt;%@</text:span><text:span text:style-name="T3">page</text:span><text:span text:style-name="T5"> </text:span><text:span text:style-name="T6">import</text:span><text:span text:style-name="T7">=</text:span><text:span text:style-name="T8">"org.hibernate.Session"</text:span><text:span text:style-name="T11">%&gt;</text:span></text:p>
      <text:p text:style-name="P1"><text:span text:style-name="T11">&lt;%@</text:span><text:span text:style-name="T3">page</text:span><text:span text:style-name="T5"> </text:span><text:span text:style-name="T6">import</text:span><text:span text:style-name="T7">=</text:span><text:span text:style-name="T8">"com.simplilearn.util.HibernateUtil"</text:span><text:span text:style-name="T11">%&gt;</text:span></text:p>
      <text:p text:style-name="P1"><text:span text:style-name="T11">&lt;%@</text:span><text:span text:style-name="T3">page</text:span><text:span text:style-name="T5"> </text:span><text:span text:style-name="T6">import</text:span><text:span text:style-name="T7">=</text:span><text:span text:style-name="T8">"org.hibernate.SessionFactory"</text:span><text:span text:style-name="T11">%&gt;</text:span></text:p>
      <text:p text:style-name="P1"><text:span text:style-name="T11">&lt;%@</text:span><text:span text:style-name="T5"> </text:span><text:span text:style-name="T3">page</text:span><text:span text:style-name="T5"> </text:span><text:span text:style-name="T6">language</text:span><text:span text:style-name="T7">=</text:span><text:span text:style-name="T8">"java"</text:span><text:span text:style-name="T5"> </text:span><text:span text:style-name="T6">contentType</text:span><text:span text:style-name="T7">=</text:span><text:span text:style-name="T8">"text/html; charset=UTF-8"</text:span></text:p>
      <text:p text:style-name="P1"><text:span text:style-name="T5"><text:s text:c="4"/></text:span><text:span text:style-name="T6">pageEncoding</text:span><text:span text:style-name="T7">=</text:span><text:span text:style-name="T8">"UTF-8"</text:span><text:span text:style-name="T11">%&gt;</text:span></text:p>
      <text:p text:style-name="P1"><text:span text:style-name="T1">&lt;!</text:span><text:span text:style-name="T3">DOCTYPE</text:span><text:span text:style-name="T5"> </text:span><text:span text:style-name="T1">html&gt;</text:span></text:p>
      <text:p text:style-name="P1"><text:span text:style-name="T1">&lt;</text:span><text:span text:style-name="T3">html</text:span><text:span text:style-name="T1">&gt;</text:span></text:p>
      <text:p text:style-name="P1"><text:span text:style-name="T1">&lt;</text:span><text:span text:style-name="T3">head</text:span><text:span text:style-name="T1">&gt;</text:span></text:p>
      <text:p text:style-name="P1"><text:span text:style-name="T1">&lt;</text:span><text:span text:style-name="T3">meta</text:span><text:span text:style-name="T5"> </text:span><text:span text:style-name="T6">charset</text:span><text:span text:style-name="T7">=</text:span><text:span text:style-name="T8">"UTF-8"</text:span><text:span text:style-name="T1">&gt;</text:span></text:p>
      <text:p text:style-name="P1"><text:span text:style-name="T1">&lt;</text:span><text:span text:style-name="T3">title</text:span><text:span text:style-name="T1">&gt;</text:span><text:span text:style-name="T7">Insert title here</text:span><text:span text:style-name="T1">&lt;/</text:span><text:span text:style-name="T3">title</text:span><text:span text:style-name="T1">&gt;</text:span></text:p>
      <text:p text:style-name="P1"><text:span text:style-name="T1">&lt;/</text:span><text:span text:style-name="T3">head</text:span><text:span text:style-name="T1">&gt;</text:span></text:p>
      <text:p text:style-name="P1"><text:span text:style-name="T1">&lt;</text:span><text:span text:style-name="T3">body</text:span><text:span text:style-name="T1">&gt;</text:span></text:p>
      <text:p text:style-name="P1"><text:span text:style-name="T1">&lt;</text:span><text:span text:style-name="T3">a</text:span><text:span text:style-name="T5"> </text:span><text:span text:style-name="T6">href</text:span><text:span text:style-name="T7">=</text:span><text:span text:style-name="T8">"index.html"</text:span><text:span text:style-name="T1">&gt;</text:span><text:span text:style-name="T7">Back to Main Menu</text:span><text:span text:style-name="T1">&lt;/</text:span><text:span text:style-name="T3">a</text:span><text:span text:style-name="T1">&gt;&lt;</text:span><text:span text:style-name="T3">br</text:span><text:span text:style-name="T1">&gt;</text:span></text:p>
      <text:p text:style-name="P1"><text:span text:style-name="T1">&lt;</text:span><text:span text:style-name="T3">a</text:span><text:span text:style-name="T5"> </text:span><text:span text:style-name="T6">href</text:span><text:span text:style-name="T7">=</text:span><text:span text:style-name="T8">"HTML/addStudent.html"</text:span><text:span text:style-name="T1">&gt;</text:span><text:span text:style-name="T7">Add Student</text:span><text:span text:style-name="T1">&lt;/</text:span><text:span text:style-name="T3">a</text:span><text:span text:style-name="T1">&gt;&lt;</text:span><text:span text:style-name="T3">br</text:span><text:span text:style-name="T1">&gt;</text:span></text:p>
      <text:p text:style-name="P1"><text:span text:style-name="T1">&lt;</text:span><text:span text:style-name="T3">a</text:span><text:span text:style-name="T5"> </text:span><text:span text:style-name="T6">href</text:span><text:span text:style-name="T7">=</text:span><text:span text:style-name="T8">"assignStudentToClass.jsp"</text:span><text:span text:style-name="T1">&gt;</text:span><text:span text:style-name="T7">Assign Student</text:span><text:span text:style-name="T1">&lt;/</text:span><text:span text:style-name="T3">a</text:span><text:span text:style-name="T1">&gt;</text:span></text:p>
      <text:p text:style-name="P2"/>
      <text:p text:style-name="P1"><text:span text:style-name="T1">&lt;</text:span><text:span text:style-name="T3">h1</text:span><text:span text:style-name="T1">&gt;</text:span><text:span text:style-name="T7">The Following Students are listed</text:span><text:span text:style-name="T1">&lt;/</text:span><text:span text:style-name="T3">h1</text:span><text:span text:style-name="T1">&gt;</text:span></text:p>
      <text:p text:style-name="P1"><text:span text:style-name="T11">&lt;%</text:span></text:p>
      <text:p text:style-name="P1"><text:span text:style-name="T12"><text:tab/>SessionFactory sf <text:s/>= HibernateUtil.buildSessionFactory();</text:span></text:p>
      <text:p text:style-name="P1"><text:span text:style-name="T12"><text:tab/>Session hibernateSession = sf.openSession();</text:span></text:p>
      <text:p text:style-name="P1"><text:span text:style-name="T12"><text:tab/>List&lt;Student&gt; students = </text:span><text:span text:style-name="T13">hibernateSession.createQuery(</text:span><text:span text:style-name="T9">"from Student"</text:span><text:span text:style-name="T13">).list();</text:span></text:p>
      <text:p text:style-name="P1"><text:span text:style-name="T11">%&gt;</text:span></text:p>
      <text:p text:style-name="P1"><text:span text:style-name="T1">&lt;</text:span><text:span text:style-name="T3">table</text:span><text:span text:style-name="T1">&gt;</text:span></text:p>
      <text:p text:style-name="P1"><text:span text:style-name="T1">&lt;</text:span><text:span text:style-name="T3">tr</text:span><text:span text:style-name="T1">&gt;</text:span></text:p>
      <text:p text:style-name="P1"><text:span text:style-name="T1">&lt;</text:span><text:span text:style-name="T3">th</text:span><text:span text:style-name="T1">&gt;</text:span><text:span text:style-name="T7">Name </text:span><text:span text:style-name="T1">&lt;/</text:span><text:span text:style-name="T3">th</text:span><text:span text:style-name="T1">&gt;</text:span></text:p>
      <text:p text:style-name="P1"><text:span text:style-name="T1">&lt;</text:span><text:span text:style-name="T3">th</text:span><text:span text:style-name="T1">&gt;</text:span><text:span text:style-name="T7">Last Name </text:span><text:span text:style-name="T1">&lt;/</text:span><text:span text:style-name="T3">th</text:span><text:span text:style-name="T1">&gt;</text:span></text:p>
      <text:p text:style-name="P1"><text:span text:style-name="T1">&lt;</text:span><text:span text:style-name="T3">th</text:span><text:span text:style-name="T1">&gt;</text:span><text:span text:style-name="T7">Assigned Class </text:span><text:span text:style-name="T1">&lt;/</text:span><text:span text:style-name="T3">th</text:span><text:span text:style-name="T1">&gt;</text:span></text:p>
      <text:p text:style-name="P1"><text:span text:style-name="T1">&lt;/</text:span><text:span text:style-name="T3">tr</text:span><text:span text:style-name="T1">&gt;</text:span></text:p>
      <text:p text:style-name="P1"><text:span text:style-name="T7"><text:tab/></text:span><text:span text:style-name="T11">&lt;%</text:span><text:span text:style-name="T12"><text:tab/><text:tab/></text:span></text:p>
      <text:p text:style-name="P1"><text:span text:style-name="T12"><text:tab/><text:tab/></text:span><text:span text:style-name="T14">for</text:span><text:span text:style-name="T12">(Student student : students){</text:span></text:p>
      <text:p text:style-name="P1"><text:span text:style-name="T12"><text:tab/><text:tab/><text:tab/>out.print(</text:span><text:span text:style-name="T10">"&lt;tr&gt;"</text:span><text:span text:style-name="T12">);<text:tab/></text:span></text:p>
      <text:p text:style-name="P1"><text:span text:style-name="T12"><text:tab/><text:tab/><text:tab/>out.print(</text:span><text:span text:style-name="T10">"&lt;td&gt;"</text:span><text:span text:style-name="T12"> + student.getName() + </text:span><text:span text:style-name="T10">"&lt;/td&gt;"</text:span><text:span text:style-name="T12">);</text:span></text:p>
      <text:p text:style-name="P1"><text:span text:style-name="T12"><text:tab/><text:tab/><text:tab/>out.print(</text:span><text:span text:style-name="T10">"&lt;td&gt;"</text:span><text:span text:style-name="T12"> + student.getFname() + </text:span><text:span text:style-name="T10">"&lt;/td&gt;"</text:span><text:span text:style-name="T12">);</text:span></text:p>
      <text:p text:style-name="P1"><text:span text:style-name="T12"><text:tab/><text:tab/><text:tab/>out.print(</text:span><text:span text:style-name="T10">"&lt;td&gt;"</text:span><text:span text:style-name="T12"> + getClassName(student) + </text:span><text:span text:style-name="T10">"&lt;/td&gt;"</text:span><text:span text:style-name="T12">);</text:span></text:p>
      <text:p text:style-name="P1"><text:span text:style-name="T12"><text:tab/><text:tab/><text:tab/>out.print(</text:span><text:span text:style-name="T10">"&lt;/tr&gt;"</text:span><text:span text:style-name="T12">);<text:tab/></text:span></text:p>
      <text:p text:style-name="P1"><text:span text:style-name="T12"><text:tab/><text:tab/>}</text:span></text:p>
      <text:p text:style-name="P1"><text:span text:style-name="T12"><text:tab/></text:span><text:span text:style-name="T11">%&gt;</text:span></text:p>
      <text:p text:style-name="P1"><text:span text:style-name="T1">&lt;/</text:span><text:span text:style-name="T3">table</text:span><text:span text:style-name="T1">&gt;</text:span></text:p>
      <text:p text:style-name="P2"/>
      <text:p text:style-name="P1"><text:span text:style-name="T11">&lt;%!</text:span></text:p>
      <text:p text:style-name="P1"><text:span text:style-name="T12"><text:tab/></text:span><text:span text:style-name="T14">public</text:span><text:span text:style-name="T12"> String getClassName(Student student){</text:span></text:p>
      <text:p text:style-name="P1"><text:span text:style-name="T12"><text:tab/></text:span><text:span text:style-name="T14">if</text:span><text:span text:style-name="T12"> (student.getClasses() == </text:span><text:span text:style-name="T14">null</text:span><text:span text:style-name="T12">){</text:span></text:p>
      <text:p text:style-name="P1"><text:span text:style-name="T12"><text:tab/><text:tab/></text:span><text:span text:style-name="T14">return</text:span><text:span text:style-name="T12"> </text:span><text:span text:style-name="T10">"no class assigned"</text:span><text:span text:style-name="T12">;</text:span></text:p>
      <text:p text:style-name="P1"><text:span text:style-name="T12"><text:tab/>}</text:span></text:p>
      <text:p text:style-name="P1"><text:span text:style-name="T12"><text:tab/></text:span><text:span text:style-name="T14">else</text:span><text:span text:style-name="T12">{</text:span></text:p>
      <text:p text:style-name="P1"><text:span text:style-name="T12"><text:tab/><text:tab/></text:span><text:span text:style-name="T14">return</text:span><text:span text:style-name="T12"> student.getClasses().getName();</text:span></text:p>
      <text:p text:style-name="P1"><text:span text:style-name="T12"><text:tab/>}</text:span></text:p>
      <text:p text:style-name="P1"><text:span text:style-name="T12">}</text:span></text:p>
      <text:p text:style-name="P2"/>
      <text:p text:style-name="P1"><text:span text:style-name="T11">%&gt;</text:span></text:p>
      <text:p text:style-name="P1"><text:span text:style-name="T1">&lt;/</text:span><text:span text:style-name="T3">body</text:span><text:span text:style-name="T1">&gt;</text:span></text:p>
      <text:p text:style-name="Standard"><text:span text:style-name="T1">&lt;/</text:span><text:span text:style-name="T3">html</text:span><text:span text:style-name="T1">&gt;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1"><text:soft-page-break/><text:span text:style-name="T11">&lt;%@</text:span><text:span text:style-name="T3">page</text:span><text:span text:style-name="T5"> </text:span><text:span text:style-name="T6">import</text:span><text:span text:style-name="T7">=</text:span><text:span text:style-name="T8">"com.simplilearn.entity.Subject"</text:span><text:span text:style-name="T11">%&gt;</text:span></text:p>
      <text:p text:style-name="P1"><text:span text:style-name="T11">&lt;%@</text:span><text:span text:style-name="T3">page</text:span><text:span text:style-name="T5"> </text:span><text:span text:style-name="T6">import</text:span><text:span text:style-name="T7">=</text:span><text:span text:style-name="T8">"java.util.List"</text:span><text:span text:style-name="T11">%&gt;</text:span></text:p>
      <text:p text:style-name="P1"><text:span text:style-name="T11">&lt;%@</text:span><text:span text:style-name="T3">page</text:span><text:span text:style-name="T5"> </text:span><text:span text:style-name="T6">import</text:span><text:span text:style-name="T7">=</text:span><text:span text:style-name="T8">"org.hibernate.Session"</text:span><text:span text:style-name="T11">%&gt;</text:span></text:p>
      <text:p text:style-name="P1"><text:span text:style-name="T11">&lt;%@</text:span><text:span text:style-name="T3">page</text:span><text:span text:style-name="T5"> </text:span><text:span text:style-name="T6">import</text:span><text:span text:style-name="T7">=</text:span><text:span text:style-name="T8">"com.simplilearn.util.HibernateUtil"</text:span><text:span text:style-name="T11">%&gt;</text:span></text:p>
      <text:p text:style-name="P1"><text:span text:style-name="T11">&lt;%@</text:span><text:span text:style-name="T3">page</text:span><text:span text:style-name="T5"> </text:span><text:span text:style-name="T6">import</text:span><text:span text:style-name="T7">=</text:span><text:span text:style-name="T8">"org.hibernate.SessionFactory"</text:span><text:span text:style-name="T11">%&gt;</text:span></text:p>
      <text:p text:style-name="P1"><text:span text:style-name="T11">&lt;%@</text:span><text:span text:style-name="T5"> </text:span><text:span text:style-name="T3">page</text:span><text:span text:style-name="T5"> </text:span><text:span text:style-name="T6">language</text:span><text:span text:style-name="T7">=</text:span><text:span text:style-name="T8">"java"</text:span><text:span text:style-name="T5"> </text:span><text:span text:style-name="T6">contentType</text:span><text:span text:style-name="T7">=</text:span><text:span text:style-name="T8">"text/html; charset=UTF-8"</text:span></text:p>
      <text:p text:style-name="P1"><text:span text:style-name="T5"><text:s text:c="4"/></text:span><text:span text:style-name="T6">pageEncoding</text:span><text:span text:style-name="T7">=</text:span><text:span text:style-name="T8">"UTF-8"</text:span><text:span text:style-name="T11">%&gt;</text:span></text:p>
      <text:p text:style-name="P1"><text:span text:style-name="T1">&lt;!</text:span><text:span text:style-name="T3">DOCTYPE</text:span><text:span text:style-name="T5"> </text:span><text:span text:style-name="T1">html&gt;</text:span></text:p>
      <text:p text:style-name="P1"><text:span text:style-name="T1">&lt;</text:span><text:span text:style-name="T3">html</text:span><text:span text:style-name="T1">&gt;</text:span></text:p>
      <text:p text:style-name="P1"><text:span text:style-name="T1">&lt;</text:span><text:span text:style-name="T3">head</text:span><text:span text:style-name="T1">&gt;</text:span></text:p>
      <text:p text:style-name="P1"><text:span text:style-name="T1">&lt;</text:span><text:span text:style-name="T3">meta</text:span><text:span text:style-name="T5"> </text:span><text:span text:style-name="T6">charset</text:span><text:span text:style-name="T7">=</text:span><text:span text:style-name="T8">"UTF-8"</text:span><text:span text:style-name="T1">&gt;</text:span></text:p>
      <text:p text:style-name="P1"><text:span text:style-name="T1">&lt;</text:span><text:span text:style-name="T3">title</text:span><text:span text:style-name="T1">&gt;</text:span><text:span text:style-name="T7">Insert title here</text:span><text:span text:style-name="T1">&lt;/</text:span><text:span text:style-name="T3">title</text:span><text:span text:style-name="T1">&gt;</text:span></text:p>
      <text:p text:style-name="P1"><text:span text:style-name="T1">&lt;/</text:span><text:span text:style-name="T3">head</text:span><text:span text:style-name="T1">&gt;</text:span></text:p>
      <text:p text:style-name="P1"><text:span text:style-name="T1">&lt;</text:span><text:span text:style-name="T3">body</text:span><text:span text:style-name="T1">&gt;</text:span></text:p>
      <text:p text:style-name="P1"><text:span text:style-name="T1">&lt;</text:span><text:span text:style-name="T3">a</text:span><text:span text:style-name="T5"> </text:span><text:span text:style-name="T6">href</text:span><text:span text:style-name="T7">=</text:span><text:span text:style-name="T8">"index.html"</text:span><text:span text:style-name="T1">&gt;</text:span><text:span text:style-name="T7">Back to Main Menu</text:span><text:span text:style-name="T1">&lt;/</text:span><text:span text:style-name="T3">a</text:span><text:span text:style-name="T1">&gt;&lt;</text:span><text:span text:style-name="T3">br</text:span><text:span text:style-name="T1">&gt;</text:span></text:p>
      <text:p text:style-name="P1"><text:span text:style-name="T1">&lt;</text:span><text:span text:style-name="T3">a</text:span><text:span text:style-name="T5"> </text:span><text:span text:style-name="T6">href</text:span><text:span text:style-name="T7">=</text:span><text:span text:style-name="T8">"HTML/addSubject.html"</text:span><text:span text:style-name="T1">&gt;</text:span><text:span text:style-name="T7">Add Subject</text:span><text:span text:style-name="T1">&lt;/</text:span><text:span text:style-name="T3">a</text:span><text:span text:style-name="T1">&gt;&lt;</text:span><text:span text:style-name="T3">br</text:span><text:span text:style-name="T1">&gt;</text:span></text:p>
      <text:p text:style-name="P2"/>
      <text:p text:style-name="P1"><text:span text:style-name="T1">&lt;</text:span><text:span text:style-name="T3">h1</text:span><text:span text:style-name="T1">&gt;</text:span><text:span text:style-name="T7">The Following Subjects are listed</text:span><text:span text:style-name="T1">&lt;/</text:span><text:span text:style-name="T3">h1</text:span><text:span text:style-name="T1">&gt;</text:span></text:p>
      <text:p text:style-name="P1"><text:span text:style-name="T11">&lt;%</text:span></text:p>
      <text:p text:style-name="P1"><text:span text:style-name="T12"><text:tab/>SessionFactory sf <text:s/>= HibernateUtil.buildSessionFactory();</text:span></text:p>
      <text:p text:style-name="P1"><text:span text:style-name="T12"><text:tab/>Session hibernateSession = sf.openSession();</text:span></text:p>
      <text:p text:style-name="P1"><text:span text:style-name="T12"><text:tab/>List&lt;Subject&gt; subjects = </text:span><text:span text:style-name="T13">hibernateSession.createQuery(</text:span><text:span text:style-name="T9">"from Subject"</text:span><text:span text:style-name="T13">).list();</text:span></text:p>
      <text:p text:style-name="P1"><text:span text:style-name="T11">%&gt;</text:span></text:p>
      <text:p text:style-name="P1"><text:span text:style-name="T1">&lt;</text:span><text:span text:style-name="T3">table</text:span><text:span text:style-name="T1">&gt;</text:span></text:p>
      <text:p text:style-name="P1"><text:span text:style-name="T1">&lt;</text:span><text:span text:style-name="T3">tr</text:span><text:span text:style-name="T1">&gt;</text:span></text:p>
      <text:p text:style-name="P1"><text:span text:style-name="T1">&lt;</text:span><text:span text:style-name="T3">th</text:span><text:span text:style-name="T1">&gt;</text:span><text:span text:style-name="T7">Subject Name </text:span><text:span text:style-name="T1">&lt;/</text:span><text:span text:style-name="T3">th</text:span><text:span text:style-name="T1">&gt;</text:span></text:p>
      <text:p text:style-name="P1"><text:span text:style-name="T1">&lt;/</text:span><text:span text:style-name="T3">tr</text:span><text:span text:style-name="T1">&gt;</text:span></text:p>
      <text:p text:style-name="P1"><text:span text:style-name="T7"><text:tab/></text:span><text:span text:style-name="T11">&lt;%</text:span><text:span text:style-name="T12"><text:tab/><text:tab/></text:span></text:p>
      <text:p text:style-name="P1"><text:span text:style-name="T12"><text:tab/><text:tab/></text:span><text:span text:style-name="T14">for</text:span><text:span text:style-name="T12">(Subject subject : subjects){</text:span></text:p>
      <text:p text:style-name="P1"><text:span text:style-name="T12"><text:tab/><text:tab/><text:tab/>out.print(</text:span><text:span text:style-name="T10">"&lt;tr&gt;"</text:span><text:span text:style-name="T12">);<text:tab/></text:span></text:p>
      <text:p text:style-name="P1"><text:span text:style-name="T12"><text:tab/><text:tab/><text:tab/>out.print(</text:span><text:span text:style-name="T10">"&lt;td&gt;"</text:span><text:span text:style-name="T12"> + subject.getName() + </text:span><text:span text:style-name="T10">"&lt;/td&gt;"</text:span><text:span text:style-name="T12">);</text:span></text:p>
      <text:p text:style-name="P1"><text:span text:style-name="T12"><text:tab/><text:tab/><text:tab/>out.print(</text:span><text:span text:style-name="T10">"&lt;/tr&gt;"</text:span><text:span text:style-name="T12">);<text:tab/></text:span></text:p>
      <text:p text:style-name="P1"><text:span text:style-name="T12"><text:tab/><text:tab/>}</text:span></text:p>
      <text:p text:style-name="P1"><text:span text:style-name="T12"><text:tab/></text:span><text:span text:style-name="T11">%&gt;</text:span></text:p>
      <text:p text:style-name="P1"><text:span text:style-name="T1">&lt;/</text:span><text:span text:style-name="T3">table</text:span><text:span text:style-name="T1">&gt;</text:span></text:p>
      <text:p text:style-name="P2"/>
      <text:p text:style-name="P2"/>
      <text:p text:style-name="P2"/>
      <text:p text:style-name="P1"><text:span text:style-name="T1">&lt;/</text:span><text:span text:style-name="T3">body</text:span><text:span text:style-name="T1">&gt;</text:span></text:p>
      <text:p text:style-name="Standard"><text:span text:style-name="T1">&lt;/</text:span><text:span text:style-name="T3">html</text:span><text:span text:style-name="T1">&gt;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P1"><text:span text:style-name="T11">&lt;%@</text:span><text:span text:style-name="T3">page</text:span><text:span text:style-name="T5"> </text:span><text:span text:style-name="T6">import</text:span><text:span text:style-name="T7">=</text:span><text:span text:style-name="T8">"com.simplilearn.entity.Subject"</text:span><text:span text:style-name="T11">%&gt;</text:span></text:p>
      <text:p text:style-name="P1"><text:span text:style-name="T11">&lt;%@</text:span><text:span text:style-name="T3">page</text:span><text:span text:style-name="T5"> </text:span><text:span text:style-name="T6">import</text:span><text:span text:style-name="T7">=</text:span><text:span text:style-name="T8">"com.simplilearn.entity.Teacher"</text:span><text:span text:style-name="T11">%&gt;</text:span></text:p>
      <text:p text:style-name="P1"><text:span text:style-name="T11">&lt;%@</text:span><text:span text:style-name="T3">page</text:span><text:span text:style-name="T5"> </text:span><text:span text:style-name="T6">import</text:span><text:span text:style-name="T7">=</text:span><text:span text:style-name="T8">"java.util.List"</text:span><text:span text:style-name="T11">%&gt;</text:span></text:p>
      <text:p text:style-name="P1"><text:span text:style-name="T11">&lt;%@</text:span><text:span text:style-name="T3">page</text:span><text:span text:style-name="T5"> </text:span><text:span text:style-name="T6">import</text:span><text:span text:style-name="T7">=</text:span><text:span text:style-name="T8">"org.hibernate.Session"</text:span><text:span text:style-name="T11">%&gt;</text:span></text:p>
      <text:p text:style-name="P1"><text:span text:style-name="T11">&lt;%@</text:span><text:span text:style-name="T3">page</text:span><text:span text:style-name="T5"> </text:span><text:span text:style-name="T6">import</text:span><text:span text:style-name="T7">=</text:span><text:span text:style-name="T8">"com.simplilearn.util.HibernateUtil"</text:span><text:span text:style-name="T11">%&gt;</text:span></text:p>
      <text:p text:style-name="P1"><text:span text:style-name="T11">&lt;%@</text:span><text:span text:style-name="T3">page</text:span><text:span text:style-name="T5"> </text:span><text:span text:style-name="T6">import</text:span><text:span text:style-name="T7">=</text:span><text:span text:style-name="T8">"org.hibernate.SessionFactory"</text:span><text:span text:style-name="T11">%&gt;</text:span></text:p>
      <text:p text:style-name="P1"><text:span text:style-name="T11">&lt;%@</text:span><text:span text:style-name="T5"> </text:span><text:span text:style-name="T3">page</text:span><text:span text:style-name="T5"> </text:span><text:span text:style-name="T6">language</text:span><text:span text:style-name="T7">=</text:span><text:span text:style-name="T8">"java"</text:span><text:span text:style-name="T5"> </text:span><text:span text:style-name="T6">contentType</text:span><text:span text:style-name="T7">=</text:span><text:span text:style-name="T8">"text/html; charset=UTF-8"</text:span></text:p>
      <text:p text:style-name="P1"><text:span text:style-name="T5"><text:s text:c="4"/></text:span><text:span text:style-name="T6">pageEncoding</text:span><text:span text:style-name="T7">=</text:span><text:span text:style-name="T8">"UTF-8"</text:span><text:span text:style-name="T11">%&gt;</text:span></text:p>
      <text:p text:style-name="P1"><text:span text:style-name="T1">&lt;!</text:span><text:span text:style-name="T3">DOCTYPE</text:span><text:span text:style-name="T5"> </text:span><text:span text:style-name="T1">html&gt;</text:span></text:p>
      <text:p text:style-name="P1"><text:span text:style-name="T1">&lt;</text:span><text:span text:style-name="T3">html</text:span><text:span text:style-name="T1">&gt;</text:span></text:p>
      <text:p text:style-name="P1"><text:span text:style-name="T1">&lt;</text:span><text:span text:style-name="T3">head</text:span><text:span text:style-name="T1">&gt;</text:span></text:p>
      <text:p text:style-name="P1"><text:span text:style-name="T1">&lt;</text:span><text:span text:style-name="T3">meta</text:span><text:span text:style-name="T5"> </text:span><text:span text:style-name="T6">charset</text:span><text:span text:style-name="T7">=</text:span><text:span text:style-name="T8">"UTF-8"</text:span><text:span text:style-name="T1">&gt;</text:span></text:p>
      <text:p text:style-name="P1"><text:span text:style-name="T1">&lt;</text:span><text:span text:style-name="T3">title</text:span><text:span text:style-name="T1">&gt;</text:span><text:span text:style-name="T7">Insert title here</text:span><text:span text:style-name="T1">&lt;/</text:span><text:span text:style-name="T3">title</text:span><text:span text:style-name="T1">&gt;</text:span></text:p>
      <text:p text:style-name="P1"><text:span text:style-name="T1">&lt;/</text:span><text:span text:style-name="T3">head</text:span><text:span text:style-name="T1">&gt;</text:span></text:p>
      <text:p text:style-name="P1"><text:span text:style-name="T1">&lt;</text:span><text:span text:style-name="T3">body</text:span><text:span text:style-name="T1">&gt;</text:span></text:p>
      <text:p text:style-name="P2"/>
      <text:p text:style-name="P1"><text:span text:style-name="T1">&lt;</text:span><text:span text:style-name="T3">a</text:span><text:span text:style-name="T5"> </text:span><text:span text:style-name="T6">href</text:span><text:span text:style-name="T7">=</text:span><text:span text:style-name="T8">"index.html"</text:span><text:span text:style-name="T1">&gt;</text:span><text:span text:style-name="T7">Back to Main Menu</text:span><text:span text:style-name="T1">&lt;/</text:span><text:span text:style-name="T3">a</text:span><text:span text:style-name="T1">&gt;&lt;</text:span><text:span text:style-name="T3">br</text:span><text:span text:style-name="T1">&gt;</text:span></text:p>
      <text:p text:style-name="P1"><text:span text:style-name="T1">&lt;</text:span><text:span text:style-name="T3">a</text:span><text:span text:style-name="T5"> </text:span><text:span text:style-name="T6">href</text:span><text:span text:style-name="T7">=</text:span><text:span text:style-name="T8">"HTML/addTeacher.html"</text:span><text:span text:style-name="T1">&gt;</text:span><text:span text:style-name="T7">Add Teacher</text:span><text:span text:style-name="T1">&lt;/</text:span><text:span text:style-name="T3">a</text:span><text:span text:style-name="T1">&gt;&lt;</text:span><text:span text:style-name="T3">br</text:span><text:span text:style-name="T1">&gt;</text:span></text:p>
      <text:p text:style-name="P1"><text:span text:style-name="T1">&lt;</text:span><text:span text:style-name="T3">a</text:span><text:span text:style-name="T5"> </text:span><text:span text:style-name="T6">href</text:span><text:span text:style-name="T7">=</text:span><text:span text:style-name="T8">"assignTeacherToSubject.jsp"</text:span><text:span text:style-name="T1">&gt;</text:span><text:span text:style-name="T7">Assign Teacher to Subject</text:span><text:span text:style-name="T1">&lt;/</text:span><text:span text:style-name="T3">a</text:span><text:span text:style-name="T1">&gt;&lt;</text:span><text:span text:style-name="T3">br</text:span><text:span text:style-name="T1">&gt;</text:span></text:p>
      <text:p text:style-name="P2"/>
      <text:p text:style-name="P1"><text:span text:style-name="T1">&lt;</text:span><text:span text:style-name="T3">h1</text:span><text:span text:style-name="T1">&gt;</text:span><text:span text:style-name="T7">The Following Teachers are listed</text:span><text:span text:style-name="T1">&lt;/</text:span><text:span text:style-name="T3">h1</text:span><text:span text:style-name="T1">&gt;</text:span></text:p>
      <text:p text:style-name="P1"><text:span text:style-name="T11">&lt;%</text:span></text:p>
      <text:p text:style-name="P1"><text:span text:style-name="T12"><text:tab/>SessionFactory sf <text:s/>= HibernateUtil.buildSessionFactory();</text:span></text:p>
      <text:p text:style-name="P1"><text:span text:style-name="T12"><text:tab/>Session hibernateSession = sf.openSession();</text:span></text:p>
      <text:p text:style-name="P1"><text:span text:style-name="T12"><text:tab/>List&lt;Teacher&gt; teachers = </text:span><text:span text:style-name="T13">hibernateSession.createQuery(</text:span><text:span text:style-name="T9">"from Teacher"</text:span><text:span text:style-name="T13">).list();</text:span></text:p>
      <text:p text:style-name="P1"><text:span text:style-name="T11">%&gt;</text:span></text:p>
      <text:p text:style-name="P1"><text:span text:style-name="T1">&lt;</text:span><text:span text:style-name="T3">table</text:span><text:span text:style-name="T1">&gt;</text:span></text:p>
      <text:p text:style-name="P1"><text:span text:style-name="T1">&lt;</text:span><text:span text:style-name="T3">tr</text:span><text:span text:style-name="T1">&gt;</text:span></text:p>
      <text:p text:style-name="P1"><text:span text:style-name="T1">&lt;</text:span><text:span text:style-name="T3">th</text:span><text:span text:style-name="T1">&gt;</text:span><text:span text:style-name="T7">First Name </text:span><text:span text:style-name="T1">&lt;/</text:span><text:span text:style-name="T3">th</text:span><text:span text:style-name="T1">&gt;</text:span></text:p>
      <text:p text:style-name="P1"><text:span text:style-name="T1">&lt;</text:span><text:span text:style-name="T3">th</text:span><text:span text:style-name="T1">&gt;</text:span><text:span text:style-name="T7">Last Name </text:span><text:span text:style-name="T1">&lt;/</text:span><text:span text:style-name="T3">th</text:span><text:span text:style-name="T1">&gt;</text:span></text:p>
      <text:p text:style-name="P1"><text:span text:style-name="T1">&lt;</text:span><text:span text:style-name="T3">th</text:span><text:span text:style-name="T1">&gt;</text:span><text:span text:style-name="T7">Assigned Class</text:span><text:span text:style-name="T1">&lt;/</text:span><text:span text:style-name="T3">th</text:span><text:span text:style-name="T1">&gt;</text:span></text:p>
      <text:p text:style-name="P1"><text:span text:style-name="T1">&lt;/</text:span><text:span text:style-name="T3">tr</text:span><text:span text:style-name="T1">&gt;</text:span></text:p>
      <text:p text:style-name="P1"><text:span text:style-name="T7"><text:tab/></text:span><text:span text:style-name="T11">&lt;%</text:span><text:span text:style-name="T12"><text:tab/><text:tab/></text:span></text:p>
      <text:p text:style-name="P1"><text:span text:style-name="T12"><text:tab/><text:tab/></text:span><text:span text:style-name="T14">for</text:span><text:span text:style-name="T12">(Teacher teacher : teachers){</text:span></text:p>
      <text:p text:style-name="P1"><text:span text:style-name="T12"><text:tab/><text:tab/><text:tab/>out.print(</text:span><text:span text:style-name="T10">"&lt;tr&gt;"</text:span><text:span text:style-name="T12">);<text:tab/></text:span></text:p>
      <text:p text:style-name="P1"><text:span text:style-name="T12"><text:tab/><text:tab/><text:tab/>out.print(</text:span><text:span text:style-name="T10">"&lt;td&gt;"</text:span><text:span text:style-name="T12"> + teacher.getName() + </text:span><text:span text:style-name="T10">"&lt;/td&gt;"</text:span><text:span text:style-name="T12">);</text:span></text:p>
      <text:p text:style-name="P1"><text:span text:style-name="T12"><text:tab/><text:tab/><text:tab/>out.print(</text:span><text:span text:style-name="T10">"&lt;td&gt;"</text:span><text:span text:style-name="T12"> + teacher.getLname() + </text:span><text:span text:style-name="T10">"&lt;/td&gt;"</text:span><text:span text:style-name="T12">);</text:span></text:p>
      <text:p text:style-name="P1"><text:span text:style-name="T12"><text:tab/><text:tab/><text:tab/></text:span></text:p>
      <text:p text:style-name="P1"><text:span text:style-name="T12"><text:tab/><text:tab/><text:tab/>StringBuffer buf = </text:span><text:span text:style-name="T14">new</text:span><text:span text:style-name="T12"> StringBuffer();</text:span></text:p>
      <text:p text:style-name="P1"><text:span text:style-name="T12"><text:tab/><text:tab/><text:tab/></text:span><text:span text:style-name="T14">boolean</text:span><text:span text:style-name="T12"> first = </text:span><text:span text:style-name="T14">true</text:span><text:span text:style-name="T12">;</text:span></text:p>
      <text:p text:style-name="P1"><text:span text:style-name="T12"><text:tab/><text:tab/><text:tab/></text:span><text:span text:style-name="T14">for</text:span><text:span text:style-name="T12"> (Subject subject : teacher.getSubjects()){</text:span></text:p>
      <text:p text:style-name="P1"><text:span text:style-name="T12"><text:tab/><text:tab/><text:tab/><text:tab/></text:span><text:span text:style-name="T14">if</text:span><text:span text:style-name="T12">(first== </text:span><text:span text:style-name="T14">true</text:span><text:span text:style-name="T12">){</text:span></text:p>
      <text:p text:style-name="P1"><text:span text:style-name="T12"><text:tab/><text:tab/><text:tab/><text:tab/><text:tab/>buf.append(</text:span><text:span text:style-name="T10">"&lt;td&gt;"</text:span><text:span text:style-name="T12"> + subject.getName() + </text:span><text:span text:style-name="T10">"&lt;/td&gt;"</text:span><text:span text:style-name="T12">);</text:span></text:p>
      <text:p text:style-name="P1"><text:span text:style-name="T12"><text:tab/><text:tab/><text:tab/><text:tab/><text:tab/>buf.append(</text:span><text:span text:style-name="T10">"&lt;/tr&gt;"</text:span><text:span text:style-name="T12">);</text:span></text:p>
      <text:p text:style-name="P1"><text:span text:style-name="T12"><text:tab/><text:tab/><text:tab/><text:tab/><text:tab/>first = </text:span><text:span text:style-name="T14">false</text:span><text:span text:style-name="T12">;</text:span></text:p>
      <text:p text:style-name="P1"><text:span text:style-name="T12"><text:tab/><text:tab/><text:tab/><text:tab/>}</text:span><text:span text:style-name="T14">else</text:span><text:span text:style-name="T12">{</text:span></text:p>
      <text:p text:style-name="P1"><text:span text:style-name="T12"><text:tab/><text:tab/><text:tab/><text:tab/><text:tab/>buf.append(</text:span><text:span text:style-name="T10">"&lt;tr&gt;&lt;td&gt;&lt;/td&gt;&lt;td&gt;&lt;/td&gt;"</text:span><text:span text:style-name="T12">);</text:span></text:p>
      <text:p text:style-name="P1"><text:span text:style-name="T12"><text:tab/><text:tab/><text:tab/><text:tab/><text:tab/>buf.append(</text:span><text:span text:style-name="T10">"&lt;td&gt;"</text:span><text:span text:style-name="T12"> + subject.getName() + </text:span><text:span text:style-name="T10">"&lt;/td&gt;"</text:span><text:span text:style-name="T12">);</text:span></text:p>
      <text:p text:style-name="P1"><text:span text:style-name="T12"><text:tab/><text:tab/><text:tab/><text:tab/><text:tab/>buf.append(</text:span><text:span text:style-name="T10">"&lt;/tr&gt;"</text:span><text:span text:style-name="T12">);</text:span></text:p>
      <text:p text:style-name="P1"><text:span text:style-name="T12"><text:tab/><text:tab/><text:tab/><text:tab/>}</text:span></text:p>
      <text:p text:style-name="P1"><text:span text:style-name="T12"><text:tab/><text:tab/><text:tab/><text:tab/></text:span></text:p>
      <text:p text:style-name="P1"><text:span text:style-name="T12"><text:tab/><text:tab/><text:tab/>}</text:span></text:p>
      <text:p text:style-name="P1"><text:span text:style-name="T12"><text:tab/><text:tab/><text:tab/>out.print(buf.toString());</text:span></text:p>
      <text:p text:style-name="P1"><text:span text:style-name="T12"><text:tab/><text:tab/>}</text:span></text:p>
      <text:p text:style-name="P1"><text:span text:style-name="T12"><text:tab/></text:span><text:span text:style-name="T11">%&gt;</text:span></text:p>
      <text:p text:style-name="P1"><text:span text:style-name="T1">&lt;/</text:span><text:span text:style-name="T3">table</text:span><text:span text:style-name="T1">&gt;</text:span></text:p>
      <text:p text:style-name="P2"/>
      <text:p text:style-name="P1"><text:span text:style-name="T1">&lt;/</text:span><text:span text:style-name="T3">body</text:span><text:span text:style-name="T1">&gt;</text:span></text:p>
      <text:p text:style-name="Standard"><text:span text:style-name="T1">&lt;/</text:span><text:span text:style-name="T3">html</text:span><text:span text:style-name="T1">&gt;</text:span></text:p>
      <text:p text:style-name="Standard"><text:span text:style-name="T1"/></text:p>
      <text:p text:style-name="P1"><text:soft-page-break/><text:span text:style-name="T11">&lt;%@</text:span><text:span text:style-name="T3">page</text:span><text:span text:style-name="T5"> </text:span><text:span text:style-name="T6">import</text:span><text:span text:style-name="T7">=</text:span><text:span text:style-name="T8">"com.simplilearn.entity.Classes"</text:span><text:span text:style-name="T11">%&gt;</text:span></text:p>
      <text:p text:style-name="P1"><text:span text:style-name="T11">&lt;%@</text:span><text:span text:style-name="T3">page</text:span><text:span text:style-name="T5"> </text:span><text:span text:style-name="T6">import</text:span><text:span text:style-name="T7">=</text:span><text:span text:style-name="T8">"com.simplilearn.util.HibernateUtil"</text:span><text:span text:style-name="T11">%&gt;</text:span></text:p>
      <text:p text:style-name="P1"><text:span text:style-name="T11">&lt;%@</text:span><text:span text:style-name="T3">page</text:span><text:span text:style-name="T5"> </text:span><text:span text:style-name="T6">import</text:span><text:span text:style-name="T7">=</text:span><text:span text:style-name="T8">"org.hibernate.SessionFactory"</text:span><text:span text:style-name="T11">%&gt;</text:span></text:p>
      <text:p text:style-name="P1"><text:span text:style-name="T11">&lt;%@</text:span><text:span text:style-name="T3">page</text:span><text:span text:style-name="T5"> </text:span><text:span text:style-name="T6">import</text:span><text:span text:style-name="T7">=</text:span><text:span text:style-name="T8">"org.hibernate.Session"</text:span><text:span text:style-name="T11">%&gt;</text:span></text:p>
      <text:p text:style-name="P1"><text:span text:style-name="T11">&lt;%@</text:span><text:span text:style-name="T3">page</text:span><text:span text:style-name="T5"> </text:span><text:span text:style-name="T6">import</text:span><text:span text:style-name="T7">=</text:span><text:span text:style-name="T8">"java.util.List"</text:span><text:span text:style-name="T11">%&gt;</text:span></text:p>
      <text:p text:style-name="P1"><text:span text:style-name="T11">&lt;%@</text:span><text:span text:style-name="T3">page</text:span><text:span text:style-name="T5"> </text:span><text:span text:style-name="T6">import</text:span><text:span text:style-name="T7">=</text:span><text:span text:style-name="T8">"com.simplilearn.entity.Student"</text:span><text:span text:style-name="T11">%&gt;</text:span></text:p>
      <text:p text:style-name="P1"><text:span text:style-name="T11">&lt;%@</text:span><text:span text:style-name="T5"> </text:span><text:span text:style-name="T3">page</text:span><text:span text:style-name="T5"> </text:span><text:span text:style-name="T6">language</text:span><text:span text:style-name="T7">=</text:span><text:span text:style-name="T8">"java"</text:span><text:span text:style-name="T5"> </text:span><text:span text:style-name="T6">contentType</text:span><text:span text:style-name="T7">=</text:span><text:span text:style-name="T8">"text/html; charset=UTF-8"</text:span></text:p>
      <text:p text:style-name="P1"><text:span text:style-name="T5"><text:s text:c="4"/></text:span><text:span text:style-name="T6">pageEncoding</text:span><text:span text:style-name="T7">=</text:span><text:span text:style-name="T8">"UTF-8"</text:span><text:span text:style-name="T11">%&gt;</text:span></text:p>
      <text:p text:style-name="P1"><text:span text:style-name="T1">&lt;!</text:span><text:span text:style-name="T3">DOCTYPE</text:span><text:span text:style-name="T5"> </text:span><text:span text:style-name="T1">html&gt;</text:span></text:p>
      <text:p text:style-name="P1"><text:span text:style-name="T1">&lt;</text:span><text:span text:style-name="T3">html</text:span><text:span text:style-name="T1">&gt;</text:span></text:p>
      <text:p text:style-name="P1"><text:span text:style-name="T1">&lt;</text:span><text:span text:style-name="T3">head</text:span><text:span text:style-name="T1">&gt;</text:span></text:p>
      <text:p text:style-name="P1"><text:span text:style-name="T1">&lt;</text:span><text:span text:style-name="T3">meta</text:span><text:span text:style-name="T5"> </text:span><text:span text:style-name="T6">charset</text:span><text:span text:style-name="T7">=</text:span><text:span text:style-name="T8">"UTF-8"</text:span><text:span text:style-name="T1">&gt;</text:span></text:p>
      <text:p text:style-name="P1"><text:span text:style-name="T1">&lt;</text:span><text:span text:style-name="T3">title</text:span><text:span text:style-name="T1">&gt;</text:span><text:span text:style-name="T7">Insert title here</text:span><text:span text:style-name="T1">&lt;/</text:span><text:span text:style-name="T3">title</text:span><text:span text:style-name="T1">&gt;</text:span></text:p>
      <text:p text:style-name="P1"><text:span text:style-name="T1">&lt;/</text:span><text:span text:style-name="T3">head</text:span><text:span text:style-name="T1">&gt;</text:span></text:p>
      <text:p text:style-name="P1"><text:span text:style-name="T1">&lt;</text:span><text:span text:style-name="T3">body</text:span><text:span text:style-name="T1">&gt;</text:span></text:p>
      <text:p text:style-name="P1"><text:span text:style-name="T1">&lt;</text:span><text:span text:style-name="T3">a</text:span><text:span text:style-name="T5"> </text:span><text:span text:style-name="T6">href</text:span><text:span text:style-name="T7">=</text:span><text:span text:style-name="T8">"index.html"</text:span><text:span text:style-name="T1">&gt;</text:span><text:span text:style-name="T7">Back to Main Menu</text:span><text:span text:style-name="T1">&lt;/</text:span><text:span text:style-name="T3">a</text:span><text:span text:style-name="T1">&gt;&lt;</text:span><text:span text:style-name="T3">br</text:span><text:span text:style-name="T1">&gt;</text:span></text:p>
      <text:p text:style-name="P2"/>
      <text:p text:style-name="P1"><text:span text:style-name="T1">&lt;</text:span><text:span text:style-name="T3">h1</text:span><text:span text:style-name="T1">&gt;</text:span><text:span text:style-name="T7">Assign a Student to a Class</text:span><text:span text:style-name="T1">&lt;/</text:span><text:span text:style-name="T3">h1</text:span><text:span text:style-name="T1">&gt;</text:span></text:p>
      <text:p text:style-name="P1"><text:span text:style-name="T11">&lt;%</text:span></text:p>
      <text:p text:style-name="P1"><text:span text:style-name="T12"><text:tab/>SessionFactory sf <text:s/>= HibernateUtil.buildSessionFactory();</text:span></text:p>
      <text:p text:style-name="P1"><text:span text:style-name="T12"><text:tab/>Session hibernateSession = sf.openSession();</text:span></text:p>
      <text:p text:style-name="P1"><text:span text:style-name="T12"><text:tab/>List&lt;Student&gt; students = </text:span><text:span text:style-name="T13">hibernateSession.createQuery(</text:span><text:span text:style-name="T9">"from Student"</text:span><text:span text:style-name="T13">).list();</text:span></text:p>
      <text:p text:style-name="P1"><text:span text:style-name="T12"><text:tab/>List&lt;Classes&gt; classes = </text:span><text:span text:style-name="T13">hibernateSession.createQuery(</text:span><text:span text:style-name="T9">"from Classes"</text:span><text:span text:style-name="T13">).list();</text:span></text:p>
      <text:p text:style-name="P1"><text:span text:style-name="T11">%&gt;</text:span></text:p>
      <text:p text:style-name="P1"><text:span text:style-name="T1">&lt;</text:span><text:span text:style-name="T3">form</text:span><text:span text:style-name="T5"> </text:span><text:span text:style-name="T6">action</text:span><text:span text:style-name="T7">=</text:span><text:span text:style-name="T8">"assignStudent"</text:span><text:span text:style-name="T5"> </text:span><text:span text:style-name="T6">method</text:span><text:span text:style-name="T7">=</text:span><text:span text:style-name="T8">"post"</text:span><text:span text:style-name="T1">&gt;</text:span></text:p>
      <text:p text:style-name="P1"><text:span text:style-name="T1">&lt;</text:span><text:span text:style-name="T3">table</text:span><text:span text:style-name="T1">&gt;</text:span></text:p>
      <text:p text:style-name="P1"><text:span text:style-name="T1">&lt;</text:span><text:span text:style-name="T3">tr</text:span><text:span text:style-name="T1">&gt;</text:span></text:p>
      <text:p text:style-name="P1"><text:span text:style-name="T1">&lt;</text:span><text:span text:style-name="T3">th</text:span><text:span text:style-name="T1">&gt;</text:span><text:span text:style-name="T7">Student Name </text:span><text:span text:style-name="T1">&lt;/</text:span><text:span text:style-name="T3">th</text:span><text:span text:style-name="T1">&gt;</text:span></text:p>
      <text:p text:style-name="P1"><text:span text:style-name="T1">&lt;</text:span><text:span text:style-name="T3">th</text:span><text:span text:style-name="T1">&gt;</text:span><text:span text:style-name="T7">Class Name </text:span><text:span text:style-name="T1">&lt;/</text:span><text:span text:style-name="T3">th</text:span><text:span text:style-name="T1">&gt;</text:span></text:p>
      <text:p text:style-name="P1"><text:span text:style-name="T1">&lt;/</text:span><text:span text:style-name="T3">tr</text:span><text:span text:style-name="T1">&gt;</text:span></text:p>
      <text:p text:style-name="P1"><text:span text:style-name="T1">&lt;</text:span><text:span text:style-name="T3">tr</text:span><text:span text:style-name="T1">&gt;</text:span></text:p>
      <text:p text:style-name="P1"><text:span text:style-name="T1">&lt;</text:span><text:span text:style-name="T3">td</text:span><text:span text:style-name="T1">&gt;</text:span></text:p>
      <text:p text:style-name="P1"><text:span text:style-name="T1">&lt;</text:span><text:span text:style-name="T3">select</text:span><text:span text:style-name="T5"> </text:span><text:span text:style-name="T6">name</text:span><text:span text:style-name="T7">=</text:span><text:span text:style-name="T8">"name"</text:span><text:span text:style-name="T1">&gt;</text:span></text:p>
      <text:p text:style-name="P1"><text:span text:style-name="T11">&lt;%</text:span></text:p>
      <text:p text:style-name="P1"><text:span text:style-name="T12"><text:tab/></text:span><text:span text:style-name="T14">for</text:span><text:span text:style-name="T12"> (Student student : students){</text:span></text:p>
      <text:p text:style-name="P1"><text:span text:style-name="T12"><text:tab/>out.print(</text:span><text:span text:style-name="T10">"&lt;option&gt;"</text:span><text:span text:style-name="T12"> + student.getName() + </text:span><text:span text:style-name="T10">" "</text:span><text:span text:style-name="T12"> + student.getFname());</text:span></text:p>
      <text:p text:style-name="P1"><text:span text:style-name="T12"><text:tab/>out.print(</text:span><text:span text:style-name="T10">"&lt;/option&gt;"</text:span><text:span text:style-name="T12">);</text:span></text:p>
      <text:p text:style-name="P1"><text:span text:style-name="T12"><text:tab/>}</text:span></text:p>
      <text:p text:style-name="P1"><text:span text:style-name="T11">%&gt;</text:span></text:p>
      <text:p text:style-name="P1"><text:span text:style-name="T1">&lt;/</text:span><text:span text:style-name="T3">select</text:span><text:span text:style-name="T1">&gt;</text:span></text:p>
      <text:p text:style-name="P1"><text:span text:style-name="T1">&lt;/</text:span><text:span text:style-name="T3">td</text:span><text:span text:style-name="T1">&gt;</text:span></text:p>
      <text:p text:style-name="P2"/>
      <text:p text:style-name="P1"><text:span text:style-name="T1">&lt;</text:span><text:span text:style-name="T3">td</text:span><text:span text:style-name="T1">&gt;</text:span></text:p>
      <text:p text:style-name="P1"><text:span text:style-name="T1">&lt;</text:span><text:span text:style-name="T3">select</text:span><text:span text:style-name="T5"> </text:span><text:span text:style-name="T6">name</text:span><text:span text:style-name="T7">=</text:span><text:span text:style-name="T8">"class"</text:span><text:span text:style-name="T1">&gt;</text:span></text:p>
      <text:p text:style-name="P1"><text:span text:style-name="T11">&lt;%</text:span></text:p>
      <text:p text:style-name="P1"><text:span text:style-name="T12"><text:tab/></text:span><text:span text:style-name="T14">for</text:span><text:span text:style-name="T12"> (Classes clas : classes){</text:span></text:p>
      <text:p text:style-name="P1"><text:span text:style-name="T12"><text:tab/>out.print(</text:span><text:span text:style-name="T10">"&lt;option&gt;"</text:span><text:span text:style-name="T12"> + clas.getName());</text:span></text:p>
      <text:p text:style-name="P1"><text:span text:style-name="T12"><text:tab/>out.print(</text:span><text:span text:style-name="T10">"&lt;/option&gt;"</text:span><text:span text:style-name="T12">);</text:span></text:p>
      <text:p text:style-name="P1"><text:span text:style-name="T12"><text:tab/>}</text:span></text:p>
      <text:p text:style-name="P1"><text:span text:style-name="T11">%&gt;</text:span></text:p>
      <text:p text:style-name="P1"><text:span text:style-name="T1">&lt;/</text:span><text:span text:style-name="T3">select</text:span><text:span text:style-name="T1">&gt;</text:span></text:p>
      <text:p text:style-name="P1"><text:span text:style-name="T1">&lt;/</text:span><text:span text:style-name="T3">td</text:span><text:span text:style-name="T1">&gt;</text:span></text:p>
      <text:p text:style-name="P1"><text:span text:style-name="T1">&lt;/</text:span><text:span text:style-name="T3">tr</text:span><text:span text:style-name="T1">&gt;</text:span></text:p>
      <text:p text:style-name="P1"><text:span text:style-name="T1">&lt;/</text:span><text:span text:style-name="T3">table</text:span><text:span text:style-name="T1">&gt;</text:span></text:p>
      <text:p text:style-name="P1"><text:span text:style-name="T1">&lt;</text:span><text:span text:style-name="T3">input</text:span><text:span text:style-name="T5"> </text:span><text:span text:style-name="T6">type</text:span><text:span text:style-name="T7">=</text:span><text:span text:style-name="T8">"submit"</text:span><text:span text:style-name="T5"> </text:span><text:span text:style-name="T6">value</text:span><text:span text:style-name="T7">=</text:span><text:span text:style-name="T8">"Submit"</text:span><text:span text:style-name="T1">&gt;</text:span></text:p>
      <text:p text:style-name="P1"><text:span text:style-name="T1">&lt;/</text:span><text:span text:style-name="T3">form</text:span><text:span text:style-name="T1">&gt;</text:span></text:p>
      <text:p text:style-name="P2"/>
      <text:p text:style-name="P1"><text:span text:style-name="T1">&lt;/</text:span><text:span text:style-name="T3">body</text:span><text:span text:style-name="T1">&gt;</text:span></text:p>
      <text:p text:style-name="Standard"><text:span text:style-name="T1">&lt;/</text:span><text:span text:style-name="T3">html</text:span><text:span text:style-name="T1">&gt;</text:span></text:p>
      <text:p text:style-name="Standard"><text:span text:style-name="T1"/></text:p>
      <text:p text:style-name="P1"><text:soft-page-break/><text:span text:style-name="T11">&lt;%@</text:span><text:span text:style-name="T3">page</text:span><text:span text:style-name="T5"> </text:span><text:span text:style-name="T6">import</text:span><text:span text:style-name="T7">=</text:span><text:span text:style-name="T8">"com.simplilearn.entity.Subject"</text:span><text:span text:style-name="T11">%&gt;</text:span></text:p>
      <text:p text:style-name="P1"><text:span text:style-name="T11">&lt;%@</text:span><text:span text:style-name="T3">page</text:span><text:span text:style-name="T5"> </text:span><text:span text:style-name="T6">import</text:span><text:span text:style-name="T7">=</text:span><text:span text:style-name="T8">"com.simplilearn.entity.Classes"</text:span><text:span text:style-name="T11">%&gt;</text:span></text:p>
      <text:p text:style-name="P1"><text:span text:style-name="T11">&lt;%@</text:span><text:span text:style-name="T3">page</text:span><text:span text:style-name="T5"> </text:span><text:span text:style-name="T6">import</text:span><text:span text:style-name="T7">=</text:span><text:span text:style-name="T8">"java.util.List"</text:span><text:span text:style-name="T11">%&gt;</text:span></text:p>
      <text:p text:style-name="P1"><text:span text:style-name="T11">&lt;%@</text:span><text:span text:style-name="T3">page</text:span><text:span text:style-name="T5"> </text:span><text:span text:style-name="T6">import</text:span><text:span text:style-name="T7">=</text:span><text:span text:style-name="T8">"org.hibernate.Session"</text:span><text:span text:style-name="T11">%&gt;</text:span></text:p>
      <text:p text:style-name="P1"><text:span text:style-name="T11">&lt;%@</text:span><text:span text:style-name="T3">page</text:span><text:span text:style-name="T5"> </text:span><text:span text:style-name="T6">import</text:span><text:span text:style-name="T7">=</text:span><text:span text:style-name="T8">"com.simplilearn.util.HibernateUtil"</text:span><text:span text:style-name="T11">%&gt;</text:span></text:p>
      <text:p text:style-name="P1"><text:span text:style-name="T11">&lt;%@</text:span><text:span text:style-name="T3">page</text:span><text:span text:style-name="T5"> </text:span><text:span text:style-name="T6">import</text:span><text:span text:style-name="T7">=</text:span><text:span text:style-name="T8">"org.hibernate.SessionFactory"</text:span><text:span text:style-name="T11">%&gt;</text:span></text:p>
      <text:p text:style-name="P1"><text:span text:style-name="T11">&lt;%@</text:span><text:span text:style-name="T5"> </text:span><text:span text:style-name="T3">page</text:span><text:span text:style-name="T5"> </text:span><text:span text:style-name="T6">language</text:span><text:span text:style-name="T7">=</text:span><text:span text:style-name="T8">"java"</text:span><text:span text:style-name="T5"> </text:span><text:span text:style-name="T6">contentType</text:span><text:span text:style-name="T7">=</text:span><text:span text:style-name="T8">"text/html; charset=UTF-8"</text:span></text:p>
      <text:p text:style-name="P1"><text:span text:style-name="T5"><text:s text:c="4"/></text:span><text:span text:style-name="T6">pageEncoding</text:span><text:span text:style-name="T7">=</text:span><text:span text:style-name="T8">"UTF-8"</text:span><text:span text:style-name="T11">%&gt;</text:span></text:p>
      <text:p text:style-name="P1"><text:span text:style-name="T1">&lt;!</text:span><text:span text:style-name="T3">DOCTYPE</text:span><text:span text:style-name="T5"> </text:span><text:span text:style-name="T1">html&gt;</text:span></text:p>
      <text:p text:style-name="P1"><text:span text:style-name="T1">&lt;</text:span><text:span text:style-name="T3">html</text:span><text:span text:style-name="T1">&gt;</text:span></text:p>
      <text:p text:style-name="P1"><text:span text:style-name="T1">&lt;</text:span><text:span text:style-name="T3">head</text:span><text:span text:style-name="T1">&gt;</text:span></text:p>
      <text:p text:style-name="P1"><text:span text:style-name="T1">&lt;</text:span><text:span text:style-name="T3">meta</text:span><text:span text:style-name="T5"> </text:span><text:span text:style-name="T6">charset</text:span><text:span text:style-name="T7">=</text:span><text:span text:style-name="T8">"UTF-8"</text:span><text:span text:style-name="T1">&gt;</text:span></text:p>
      <text:p text:style-name="P1"><text:span text:style-name="T1">&lt;</text:span><text:span text:style-name="T3">title</text:span><text:span text:style-name="T1">&gt;</text:span><text:span text:style-name="T7">Insert title here</text:span><text:span text:style-name="T1">&lt;/</text:span><text:span text:style-name="T3">title</text:span><text:span text:style-name="T1">&gt;</text:span></text:p>
      <text:p text:style-name="P1"><text:span text:style-name="T1">&lt;/</text:span><text:span text:style-name="T3">head</text:span><text:span text:style-name="T1">&gt;</text:span></text:p>
      <text:p text:style-name="P1"><text:span text:style-name="T1">&lt;</text:span><text:span text:style-name="T3">body</text:span><text:span text:style-name="T1">&gt;</text:span></text:p>
      <text:p text:style-name="P1"><text:span text:style-name="T1">&lt;</text:span><text:span text:style-name="T3">a</text:span><text:span text:style-name="T5"> </text:span><text:span text:style-name="T6">href</text:span><text:span text:style-name="T7">=</text:span><text:span text:style-name="T8">"index.html"</text:span><text:span text:style-name="T1">&gt;</text:span><text:span text:style-name="T7">Back to Main Menu</text:span><text:span text:style-name="T1">&lt;/</text:span><text:span text:style-name="T3">a</text:span><text:span text:style-name="T1">&gt;&lt;</text:span><text:span text:style-name="T3">br</text:span><text:span text:style-name="T1">&gt;</text:span></text:p>
      <text:p text:style-name="P2"/>
      <text:p text:style-name="P1"><text:span text:style-name="T1">&lt;</text:span><text:span text:style-name="T3">h1</text:span><text:span text:style-name="T1">&gt;</text:span><text:span text:style-name="T7">Assign a Subject to a Class</text:span><text:span text:style-name="T1">&lt;/</text:span><text:span text:style-name="T3">h1</text:span><text:span text:style-name="T1">&gt;</text:span></text:p>
      <text:p text:style-name="P1"><text:span text:style-name="T11">&lt;%</text:span></text:p>
      <text:p text:style-name="P1"><text:span text:style-name="T12"><text:tab/>SessionFactory sf <text:s/>= HibernateUtil.buildSessionFactory();</text:span></text:p>
      <text:p text:style-name="P1"><text:span text:style-name="T12"><text:tab/>Session hibernateSession = sf.openSession();</text:span></text:p>
      <text:p text:style-name="P1"><text:span text:style-name="T12"><text:tab/>List&lt;Classes&gt; classes = </text:span><text:span text:style-name="T13">hibernateSession.createQuery(</text:span><text:span text:style-name="T9">"from Classes"</text:span><text:span text:style-name="T13">).list();</text:span></text:p>
      <text:p text:style-name="P1"><text:span text:style-name="T12"><text:tab/>List&lt;Subject&gt; subjects = </text:span><text:span text:style-name="T13">hibernateSession.createQuery(</text:span><text:span text:style-name="T9">"from Subject"</text:span><text:span text:style-name="T13">).list();</text:span></text:p>
      <text:p text:style-name="P1"><text:span text:style-name="T11">%&gt;</text:span></text:p>
      <text:p text:style-name="P1"><text:span text:style-name="T1">&lt;</text:span><text:span text:style-name="T3">form</text:span><text:span text:style-name="T5"> </text:span><text:span text:style-name="T6">action</text:span><text:span text:style-name="T7">=</text:span><text:span text:style-name="T8">"assignSubject"</text:span><text:span text:style-name="T5"> </text:span><text:span text:style-name="T6">method</text:span><text:span text:style-name="T7">=</text:span><text:span text:style-name="T8">"post"</text:span><text:span text:style-name="T1">&gt;</text:span></text:p>
      <text:p text:style-name="P1"><text:span text:style-name="T1">&lt;</text:span><text:span text:style-name="T3">table</text:span><text:span text:style-name="T1">&gt;</text:span></text:p>
      <text:p text:style-name="P1"><text:span text:style-name="T1">&lt;</text:span><text:span text:style-name="T3">tr</text:span><text:span text:style-name="T1">&gt;</text:span></text:p>
      <text:p text:style-name="P1"><text:span text:style-name="T1">&lt;</text:span><text:span text:style-name="T3">th</text:span><text:span text:style-name="T1">&gt;</text:span><text:span text:style-name="T7">Class Name </text:span><text:span text:style-name="T1">&lt;/</text:span><text:span text:style-name="T3">th</text:span><text:span text:style-name="T1">&gt;</text:span></text:p>
      <text:p text:style-name="P1"><text:span text:style-name="T1">&lt;</text:span><text:span text:style-name="T3">th</text:span><text:span text:style-name="T1">&gt;</text:span><text:span text:style-name="T7">Subject Name </text:span><text:span text:style-name="T1">&lt;/</text:span><text:span text:style-name="T3">th</text:span><text:span text:style-name="T1">&gt;</text:span></text:p>
      <text:p text:style-name="P1"><text:span text:style-name="T1">&lt;/</text:span><text:span text:style-name="T3">tr</text:span><text:span text:style-name="T1">&gt;</text:span></text:p>
      <text:p text:style-name="P1"><text:span text:style-name="T1">&lt;</text:span><text:span text:style-name="T3">tr</text:span><text:span text:style-name="T1">&gt;</text:span></text:p>
      <text:p text:style-name="P1"><text:span text:style-name="T1">&lt;</text:span><text:span text:style-name="T3">td</text:span><text:span text:style-name="T1">&gt;</text:span></text:p>
      <text:p text:style-name="P1"><text:span text:style-name="T1">&lt;</text:span><text:span text:style-name="T3">select</text:span><text:span text:style-name="T5"> </text:span><text:span text:style-name="T6">name</text:span><text:span text:style-name="T7">=</text:span><text:span text:style-name="T8">"class"</text:span><text:span text:style-name="T1">&gt;</text:span></text:p>
      <text:p text:style-name="P1"><text:span text:style-name="T11">&lt;%</text:span></text:p>
      <text:p text:style-name="P1"><text:span text:style-name="T12"><text:tab/></text:span><text:span text:style-name="T14">for</text:span><text:span text:style-name="T12"> (Classes clas : classes){</text:span></text:p>
      <text:p text:style-name="P1"><text:span text:style-name="T12"><text:tab/>out.print(</text:span><text:span text:style-name="T10">"&lt;option&gt;"</text:span><text:span text:style-name="T12"> + clas.getName());</text:span></text:p>
      <text:p text:style-name="P1"><text:span text:style-name="T12"><text:tab/>out.print(</text:span><text:span text:style-name="T10">"&lt;/option&gt;"</text:span><text:span text:style-name="T12">);</text:span></text:p>
      <text:p text:style-name="P1"><text:span text:style-name="T12"><text:tab/>}</text:span></text:p>
      <text:p text:style-name="P1"><text:span text:style-name="T11">%&gt;</text:span></text:p>
      <text:p text:style-name="P1"><text:span text:style-name="T1">&lt;/</text:span><text:span text:style-name="T3">select</text:span><text:span text:style-name="T1">&gt;</text:span></text:p>
      <text:p text:style-name="P1"><text:span text:style-name="T1">&lt;/</text:span><text:span text:style-name="T3">td</text:span><text:span text:style-name="T1">&gt;</text:span></text:p>
      <text:p text:style-name="P2"/>
      <text:p text:style-name="P1"><text:span text:style-name="T1">&lt;</text:span><text:span text:style-name="T3">td</text:span><text:span text:style-name="T1">&gt;</text:span></text:p>
      <text:p text:style-name="P1"><text:span text:style-name="T1">&lt;</text:span><text:span text:style-name="T3">select</text:span><text:span text:style-name="T5"> </text:span><text:span text:style-name="T6">name</text:span><text:span text:style-name="T7">=</text:span><text:span text:style-name="T8">"subject"</text:span><text:span text:style-name="T1">&gt;</text:span></text:p>
      <text:p text:style-name="P1"><text:span text:style-name="T11">&lt;%</text:span></text:p>
      <text:p text:style-name="P1"><text:span text:style-name="T12"><text:tab/></text:span><text:span text:style-name="T14">for</text:span><text:span text:style-name="T12"> (Subject subject : subjects){</text:span></text:p>
      <text:p text:style-name="P1"><text:span text:style-name="T12"><text:tab/>out.print(</text:span><text:span text:style-name="T10">"&lt;option&gt;"</text:span><text:span text:style-name="T12"> + subject.getName());</text:span></text:p>
      <text:p text:style-name="P1"><text:span text:style-name="T12"><text:tab/>out.print(</text:span><text:span text:style-name="T10">"&lt;/option&gt;"</text:span><text:span text:style-name="T12">);</text:span></text:p>
      <text:p text:style-name="P1"><text:span text:style-name="T12"><text:tab/>}</text:span></text:p>
      <text:p text:style-name="P1"><text:span text:style-name="T11">%&gt;</text:span></text:p>
      <text:p text:style-name="P1"><text:span text:style-name="T1">&lt;/</text:span><text:span text:style-name="T3">select</text:span><text:span text:style-name="T1">&gt;</text:span></text:p>
      <text:p text:style-name="P1"><text:span text:style-name="T1">&lt;/</text:span><text:span text:style-name="T3">td</text:span><text:span text:style-name="T1">&gt;</text:span></text:p>
      <text:p text:style-name="P1"><text:span text:style-name="T1">&lt;/</text:span><text:span text:style-name="T3">tr</text:span><text:span text:style-name="T1">&gt;</text:span></text:p>
      <text:p text:style-name="P1"><text:span text:style-name="T1">&lt;/</text:span><text:span text:style-name="T3">table</text:span><text:span text:style-name="T1">&gt;</text:span></text:p>
      <text:p text:style-name="P1"><text:span text:style-name="T1">&lt;</text:span><text:span text:style-name="T3">input</text:span><text:span text:style-name="T5"> </text:span><text:span text:style-name="T6">type</text:span><text:span text:style-name="T7">=</text:span><text:span text:style-name="T8">"submit"</text:span><text:span text:style-name="T5"> </text:span><text:span text:style-name="T6">value</text:span><text:span text:style-name="T7">=</text:span><text:span text:style-name="T8">"Submit"</text:span><text:span text:style-name="T1">&gt;</text:span></text:p>
      <text:p text:style-name="P1"><text:span text:style-name="T1">&lt;/</text:span><text:span text:style-name="T3">form</text:span><text:span text:style-name="T1">&gt;</text:span></text:p>
      <text:p text:style-name="P1"><text:span text:style-name="T1">&lt;/</text:span><text:span text:style-name="T3">body</text:span><text:span text:style-name="T1">&gt;</text:span></text:p>
      <text:p text:style-name="Standard"><text:span text:style-name="T1">&lt;/</text:span><text:span text:style-name="T3">html</text:span><text:span text:style-name="T1">&gt;</text:span></text:p>
      <text:p text:style-name="Standard"><text:span text:style-name="T1"/></text:p>
      <text:p text:style-name="Standard"><text:span text:style-name="T1"/></text:p>
      <text:p text:style-name="P1"><text:soft-page-break/><text:span text:style-name="T11">&lt;%@</text:span><text:span text:style-name="T3">page</text:span><text:span text:style-name="T5"> </text:span><text:span text:style-name="T6">import</text:span><text:span text:style-name="T7">=</text:span><text:span text:style-name="T8">"com.simplilearn.entity.Subject"</text:span><text:span text:style-name="T11">%&gt;</text:span></text:p>
      <text:p text:style-name="P1"><text:span text:style-name="T11">&lt;%@</text:span><text:span text:style-name="T3">page</text:span><text:span text:style-name="T5"> </text:span><text:span text:style-name="T6">import</text:span><text:span text:style-name="T7">=</text:span><text:span text:style-name="T8">"com.simplilearn.entity.Teacher"</text:span><text:span text:style-name="T11">%&gt;</text:span></text:p>
      <text:p text:style-name="P1"><text:span text:style-name="T11">&lt;%@</text:span><text:span text:style-name="T3">page</text:span><text:span text:style-name="T5"> </text:span><text:span text:style-name="T6">import</text:span><text:span text:style-name="T7">=</text:span><text:span text:style-name="T8">"java.util.List"</text:span><text:span text:style-name="T11">%&gt;</text:span></text:p>
      <text:p text:style-name="P1"><text:span text:style-name="T11">&lt;%@</text:span><text:span text:style-name="T3">page</text:span><text:span text:style-name="T5"> </text:span><text:span text:style-name="T6">import</text:span><text:span text:style-name="T7">=</text:span><text:span text:style-name="T8">"org.hibernate.Session"</text:span><text:span text:style-name="T11">%&gt;</text:span></text:p>
      <text:p text:style-name="P1"><text:span text:style-name="T11">&lt;%@</text:span><text:span text:style-name="T3">page</text:span><text:span text:style-name="T5"> </text:span><text:span text:style-name="T6">import</text:span><text:span text:style-name="T7">=</text:span><text:span text:style-name="T8">"com.simplilearn.util.HibernateUtil"</text:span><text:span text:style-name="T11">%&gt;</text:span></text:p>
      <text:p text:style-name="P1"><text:span text:style-name="T11">&lt;%@</text:span><text:span text:style-name="T3">page</text:span><text:span text:style-name="T5"> </text:span><text:span text:style-name="T6">import</text:span><text:span text:style-name="T7">=</text:span><text:span text:style-name="T8">"org.hibernate.SessionFactory"</text:span><text:span text:style-name="T11">%&gt;</text:span></text:p>
      <text:p text:style-name="P1"><text:span text:style-name="T11">&lt;%@</text:span><text:span text:style-name="T5"> </text:span><text:span text:style-name="T3">page</text:span><text:span text:style-name="T5"> </text:span><text:span text:style-name="T6">language</text:span><text:span text:style-name="T7">=</text:span><text:span text:style-name="T8">"java"</text:span><text:span text:style-name="T5"> </text:span><text:span text:style-name="T6">contentType</text:span><text:span text:style-name="T7">=</text:span><text:span text:style-name="T8">"text/html; charset=UTF-8"</text:span></text:p>
      <text:p text:style-name="P1"><text:span text:style-name="T5"><text:s text:c="4"/></text:span><text:span text:style-name="T6">pageEncoding</text:span><text:span text:style-name="T7">=</text:span><text:span text:style-name="T8">"UTF-8"</text:span><text:span text:style-name="T11">%&gt;</text:span></text:p>
      <text:p text:style-name="P1"><text:span text:style-name="T1">&lt;!</text:span><text:span text:style-name="T3">DOCTYPE</text:span><text:span text:style-name="T5"> </text:span><text:span text:style-name="T1">html&gt;</text:span></text:p>
      <text:p text:style-name="P1"><text:span text:style-name="T1">&lt;</text:span><text:span text:style-name="T3">html</text:span><text:span text:style-name="T1">&gt;</text:span></text:p>
      <text:p text:style-name="P1"><text:span text:style-name="T1">&lt;</text:span><text:span text:style-name="T3">head</text:span><text:span text:style-name="T1">&gt;</text:span></text:p>
      <text:p text:style-name="P1"><text:span text:style-name="T1">&lt;</text:span><text:span text:style-name="T3">meta</text:span><text:span text:style-name="T5"> </text:span><text:span text:style-name="T6">charset</text:span><text:span text:style-name="T7">=</text:span><text:span text:style-name="T8">"UTF-8"</text:span><text:span text:style-name="T1">&gt;</text:span></text:p>
      <text:p text:style-name="P1"><text:span text:style-name="T1">&lt;</text:span><text:span text:style-name="T3">title</text:span><text:span text:style-name="T1">&gt;</text:span><text:span text:style-name="T7">Insert title here</text:span><text:span text:style-name="T1">&lt;/</text:span><text:span text:style-name="T3">title</text:span><text:span text:style-name="T1">&gt;</text:span></text:p>
      <text:p text:style-name="P1"><text:span text:style-name="T1">&lt;/</text:span><text:span text:style-name="T3">head</text:span><text:span text:style-name="T1">&gt;</text:span></text:p>
      <text:p text:style-name="P1"><text:span text:style-name="T1">&lt;</text:span><text:span text:style-name="T3">body</text:span><text:span text:style-name="T1">&gt;</text:span></text:p>
      <text:p text:style-name="P1"><text:span text:style-name="T1">&lt;</text:span><text:span text:style-name="T3">a</text:span><text:span text:style-name="T5"> </text:span><text:span text:style-name="T6">href</text:span><text:span text:style-name="T7">=</text:span><text:span text:style-name="T8">"index.html"</text:span><text:span text:style-name="T1">&gt;</text:span><text:span text:style-name="T7">Back to Main Menu</text:span><text:span text:style-name="T1">&lt;/</text:span><text:span text:style-name="T3">a</text:span><text:span text:style-name="T1">&gt;&lt;</text:span><text:span text:style-name="T3">br</text:span><text:span text:style-name="T1">&gt;</text:span></text:p>
      <text:p text:style-name="P2"/>
      <text:p text:style-name="P1"><text:span text:style-name="T1">&lt;</text:span><text:span text:style-name="T3">h1</text:span><text:span text:style-name="T1">&gt;</text:span><text:span text:style-name="T7">Assign a Teacher to a Subject</text:span><text:span text:style-name="T1">&lt;/</text:span><text:span text:style-name="T3">h1</text:span><text:span text:style-name="T1">&gt;</text:span></text:p>
      <text:p text:style-name="P1"><text:span text:style-name="T11">&lt;%</text:span></text:p>
      <text:p text:style-name="P1"><text:span text:style-name="T12"><text:tab/>SessionFactory sf <text:s/>= HibernateUtil.buildSessionFactory();</text:span></text:p>
      <text:p text:style-name="P1"><text:span text:style-name="T12"><text:tab/>Session hibernateSession = sf.openSession();</text:span></text:p>
      <text:p text:style-name="P1"><text:span text:style-name="T12"><text:tab/>List&lt;Teacher&gt; teachers = </text:span><text:span text:style-name="T13">hibernateSession.createQuery(</text:span><text:span text:style-name="T9">"from Teacher"</text:span><text:span text:style-name="T13">).list();</text:span></text:p>
      <text:p text:style-name="P1"><text:span text:style-name="T12"><text:tab/>List&lt;Subject&gt; subjects = </text:span><text:span text:style-name="T13">hibernateSession.createQuery(</text:span><text:span text:style-name="T9">"from Subject"</text:span><text:span text:style-name="T13">).list();</text:span></text:p>
      <text:p text:style-name="P1"><text:span text:style-name="T11">%&gt;</text:span></text:p>
      <text:p text:style-name="P2"/>
      <text:p text:style-name="P1"><text:span text:style-name="T1">&lt;</text:span><text:span text:style-name="T3">form</text:span><text:span text:style-name="T5"> </text:span><text:span text:style-name="T6">action</text:span><text:span text:style-name="T7">=</text:span><text:span text:style-name="T8">"assignTeacher"</text:span><text:span text:style-name="T5"> </text:span><text:span text:style-name="T6">method</text:span><text:span text:style-name="T7">=</text:span><text:span text:style-name="T8">"post"</text:span><text:span text:style-name="T1">&gt;</text:span></text:p>
      <text:p text:style-name="P1"><text:span text:style-name="T1">&lt;</text:span><text:span text:style-name="T3">table</text:span><text:span text:style-name="T1">&gt;</text:span></text:p>
      <text:p text:style-name="P1"><text:span text:style-name="T1">&lt;</text:span><text:span text:style-name="T3">tr</text:span><text:span text:style-name="T1">&gt;</text:span></text:p>
      <text:p text:style-name="P1"><text:span text:style-name="T1">&lt;</text:span><text:span text:style-name="T3">th</text:span><text:span text:style-name="T1">&gt;</text:span><text:span text:style-name="T7">Student Name </text:span><text:span text:style-name="T1">&lt;/</text:span><text:span text:style-name="T3">th</text:span><text:span text:style-name="T1">&gt;</text:span></text:p>
      <text:p text:style-name="P1"><text:span text:style-name="T1">&lt;</text:span><text:span text:style-name="T3">th</text:span><text:span text:style-name="T1">&gt;</text:span><text:span text:style-name="T7">Subject Name </text:span><text:span text:style-name="T1">&lt;/</text:span><text:span text:style-name="T3">th</text:span><text:span text:style-name="T1">&gt;</text:span></text:p>
      <text:p text:style-name="P1"><text:span text:style-name="T1">&lt;/</text:span><text:span text:style-name="T3">tr</text:span><text:span text:style-name="T1">&gt;</text:span></text:p>
      <text:p text:style-name="P1"><text:span text:style-name="T1">&lt;</text:span><text:span text:style-name="T3">tr</text:span><text:span text:style-name="T1">&gt;</text:span></text:p>
      <text:p text:style-name="P1"><text:span text:style-name="T1">&lt;</text:span><text:span text:style-name="T3">td</text:span><text:span text:style-name="T1">&gt;</text:span></text:p>
      <text:p text:style-name="P1"><text:span text:style-name="T1">&lt;</text:span><text:span text:style-name="T3">select</text:span><text:span text:style-name="T5"> </text:span><text:span text:style-name="T6">name</text:span><text:span text:style-name="T7">=</text:span><text:span text:style-name="T8">"name"</text:span><text:span text:style-name="T1">&gt;</text:span></text:p>
      <text:p text:style-name="P1"><text:span text:style-name="T11">&lt;%</text:span></text:p>
      <text:p text:style-name="P1"><text:span text:style-name="T12"><text:tab/></text:span><text:span text:style-name="T14">for</text:span><text:span text:style-name="T12"> (Teacher teacher : teachers){</text:span></text:p>
      <text:p text:style-name="P1"><text:span text:style-name="T12"><text:tab/>out.print(</text:span><text:span text:style-name="T10">"&lt;option&gt;"</text:span><text:span text:style-name="T12"> + teacher.getName() + </text:span><text:span text:style-name="T10">" "</text:span><text:span text:style-name="T12"> + teacher.getLname());</text:span></text:p>
      <text:p text:style-name="P1"><text:span text:style-name="T12"><text:tab/>out.print(</text:span><text:span text:style-name="T10">"&lt;/option&gt;"</text:span><text:span text:style-name="T12">);</text:span></text:p>
      <text:p text:style-name="P1"><text:span text:style-name="T12"><text:tab/>}</text:span></text:p>
      <text:p text:style-name="P1"><text:span text:style-name="T11">%&gt;</text:span></text:p>
      <text:p text:style-name="P1"><text:span text:style-name="T1">&lt;/</text:span><text:span text:style-name="T3">select</text:span><text:span text:style-name="T1">&gt;</text:span></text:p>
      <text:p text:style-name="P1"><text:span text:style-name="T1">&lt;/</text:span><text:span text:style-name="T3">td</text:span><text:span text:style-name="T1">&gt;</text:span></text:p>
      <text:p text:style-name="P2"/>
      <text:p text:style-name="P1"><text:span text:style-name="T1">&lt;</text:span><text:span text:style-name="T3">td</text:span><text:span text:style-name="T1">&gt;</text:span></text:p>
      <text:p text:style-name="P1"><text:span text:style-name="T1">&lt;</text:span><text:span text:style-name="T3">select</text:span><text:span text:style-name="T5"> </text:span><text:span text:style-name="T6">name</text:span><text:span text:style-name="T7">=</text:span><text:span text:style-name="T8">"subject"</text:span><text:span text:style-name="T1">&gt;</text:span></text:p>
      <text:p text:style-name="P1"><text:span text:style-name="T11">&lt;%</text:span></text:p>
      <text:p text:style-name="P1"><text:span text:style-name="T12"><text:tab/></text:span><text:span text:style-name="T14">for</text:span><text:span text:style-name="T12"> (Subject subject : subjects){</text:span></text:p>
      <text:p text:style-name="P1"><text:span text:style-name="T12"><text:tab/>out.print(</text:span><text:span text:style-name="T10">"&lt;option&gt;"</text:span><text:span text:style-name="T12"> + subject.getName());</text:span></text:p>
      <text:p text:style-name="P1"><text:span text:style-name="T12"><text:tab/>out.print(</text:span><text:span text:style-name="T10">"&lt;/option&gt;"</text:span><text:span text:style-name="T12">);</text:span></text:p>
      <text:p text:style-name="P1"><text:span text:style-name="T12"><text:tab/>}</text:span></text:p>
      <text:p text:style-name="P1"><text:span text:style-name="T11">%&gt;</text:span></text:p>
      <text:p text:style-name="P1"><text:span text:style-name="T1">&lt;/</text:span><text:span text:style-name="T3">select</text:span><text:span text:style-name="T1">&gt;</text:span></text:p>
      <text:p text:style-name="P1"><text:span text:style-name="T1">&lt;/</text:span><text:span text:style-name="T3">td</text:span><text:span text:style-name="T1">&gt;</text:span></text:p>
      <text:p text:style-name="P1"><text:span text:style-name="T1">&lt;/</text:span><text:span text:style-name="T3">tr</text:span><text:span text:style-name="T1">&gt;</text:span></text:p>
      <text:p text:style-name="P1"><text:span text:style-name="T1">&lt;/</text:span><text:span text:style-name="T3">table</text:span><text:span text:style-name="T1">&gt;</text:span></text:p>
      <text:p text:style-name="P1"><text:span text:style-name="T1">&lt;</text:span><text:span text:style-name="T3">input</text:span><text:span text:style-name="T5"> </text:span><text:span text:style-name="T6">type</text:span><text:span text:style-name="T7">=</text:span><text:span text:style-name="T8">"submit"</text:span><text:span text:style-name="T5"> </text:span><text:span text:style-name="T6">value</text:span><text:span text:style-name="T7">=</text:span><text:span text:style-name="T8">"Submit"</text:span><text:span text:style-name="T1">&gt;</text:span></text:p>
      <text:p text:style-name="P1"><text:span text:style-name="T1">&lt;/</text:span><text:span text:style-name="T3">form</text:span><text:span text:style-name="T1">&gt;</text:span></text:p>
      <text:p text:style-name="P1"><text:span text:style-name="T1">&lt;/</text:span><text:span text:style-name="T3">body</text:span><text:span text:style-name="T1">&gt;</text:span></text:p>
      <text:p text:style-name="Standard"><text:span text:style-name="T1">&lt;/</text:span><text:span text:style-name="T3">html</text:span><text:span text:style-name="T1">&gt;</text:span></text:p>
      <text:p text:style-name="Standard"><text:span text:style-name="T1"/></text:p>
      <text:p text:style-name="P1"><text:soft-page-break/><text:span text:style-name="T11">&lt;%@</text:span><text:span text:style-name="T3">page</text:span><text:span text:style-name="T5"> </text:span><text:span text:style-name="T6">import</text:span><text:span text:style-name="T7">=</text:span><text:span text:style-name="T8">"com.simplilearn.entity.Classes"</text:span><text:span text:style-name="T11">%&gt;</text:span></text:p>
      <text:p text:style-name="P1"><text:span text:style-name="T11">&lt;%@</text:span><text:span text:style-name="T3">page</text:span><text:span text:style-name="T5"> </text:span><text:span text:style-name="T6">import</text:span><text:span text:style-name="T7">=</text:span><text:span text:style-name="T8">"java.util.List"</text:span><text:span text:style-name="T11">%&gt;</text:span></text:p>
      <text:p text:style-name="P1"><text:span text:style-name="T11">&lt;%@</text:span><text:span text:style-name="T3">page</text:span><text:span text:style-name="T5"> </text:span><text:span text:style-name="T6">import</text:span><text:span text:style-name="T7">=</text:span><text:span text:style-name="T8">"org.hibernate.Session"</text:span><text:span text:style-name="T11">%&gt;</text:span></text:p>
      <text:p text:style-name="P1"><text:span text:style-name="T11">&lt;%@</text:span><text:span text:style-name="T3">page</text:span><text:span text:style-name="T5"> </text:span><text:span text:style-name="T6">import</text:span><text:span text:style-name="T7">=</text:span><text:span text:style-name="T8">"com.simplilearn.util.HibernateUtil"</text:span><text:span text:style-name="T11">%&gt;</text:span></text:p>
      <text:p text:style-name="P1"><text:span text:style-name="T11">&lt;%@</text:span><text:span text:style-name="T3">page</text:span><text:span text:style-name="T5"> </text:span><text:span text:style-name="T6">import</text:span><text:span text:style-name="T7">=</text:span><text:span text:style-name="T8">"org.hibernate.SessionFactory"</text:span><text:span text:style-name="T11">%&gt;</text:span></text:p>
      <text:p text:style-name="P1"><text:span text:style-name="T11">&lt;%@</text:span><text:span text:style-name="T5"> </text:span><text:span text:style-name="T3">page</text:span><text:span text:style-name="T5"> </text:span><text:span text:style-name="T6">language</text:span><text:span text:style-name="T7">=</text:span><text:span text:style-name="T8">"java"</text:span><text:span text:style-name="T5"> </text:span><text:span text:style-name="T6">contentType</text:span><text:span text:style-name="T7">=</text:span><text:span text:style-name="T8">"text/html; charset=UTF-8"</text:span></text:p>
      <text:p text:style-name="P1"><text:span text:style-name="T5"><text:s text:c="4"/></text:span><text:span text:style-name="T6">pageEncoding</text:span><text:span text:style-name="T7">=</text:span><text:span text:style-name="T8">"UTF-8"</text:span><text:span text:style-name="T11">%&gt;</text:span></text:p>
      <text:p text:style-name="P1"><text:span text:style-name="T1">&lt;!</text:span><text:span text:style-name="T3">DOCTYPE</text:span><text:span text:style-name="T5"> </text:span><text:span text:style-name="T1">html&gt;</text:span></text:p>
      <text:p text:style-name="P1"><text:span text:style-name="T1">&lt;</text:span><text:span text:style-name="T3">html</text:span><text:span text:style-name="T1">&gt;</text:span></text:p>
      <text:p text:style-name="P1"><text:span text:style-name="T1">&lt;</text:span><text:span text:style-name="T3">head</text:span><text:span text:style-name="T1">&gt;</text:span></text:p>
      <text:p text:style-name="P1"><text:span text:style-name="T1">&lt;</text:span><text:span text:style-name="T3">meta</text:span><text:span text:style-name="T5"> </text:span><text:span text:style-name="T6">charset</text:span><text:span text:style-name="T7">=</text:span><text:span text:style-name="T8">"UTF-8"</text:span><text:span text:style-name="T1">&gt;</text:span></text:p>
      <text:p text:style-name="P1"><text:span text:style-name="T1">&lt;</text:span><text:span text:style-name="T3">title</text:span><text:span text:style-name="T1">&gt;</text:span><text:span text:style-name="T7">Insert title here</text:span><text:span text:style-name="T1">&lt;/</text:span><text:span text:style-name="T3">title</text:span><text:span text:style-name="T1">&gt;</text:span></text:p>
      <text:p text:style-name="P1"><text:span text:style-name="T1">&lt;/</text:span><text:span text:style-name="T3">head</text:span><text:span text:style-name="T1">&gt;</text:span></text:p>
      <text:p text:style-name="P1"><text:span text:style-name="T1">&lt;</text:span><text:span text:style-name="T3">body</text:span><text:span text:style-name="T1">&gt;</text:span></text:p>
      <text:p text:style-name="P1"><text:span text:style-name="T1">&lt;</text:span><text:span text:style-name="T3">a</text:span><text:span text:style-name="T5"> </text:span><text:span text:style-name="T6">href</text:span><text:span text:style-name="T7">=</text:span><text:span text:style-name="T8">"index.html"</text:span><text:span text:style-name="T1">&gt;</text:span><text:span text:style-name="T7">Back to Main Menu</text:span><text:span text:style-name="T1">&lt;/</text:span><text:span text:style-name="T3">a</text:span><text:span text:style-name="T1">&gt;&lt;</text:span><text:span text:style-name="T3">br</text:span><text:span text:style-name="T1">&gt;</text:span></text:p>
      <text:p text:style-name="P2"/>
      <text:p text:style-name="P1"><text:span text:style-name="T1">&lt;</text:span><text:span text:style-name="T3">h1</text:span><text:span text:style-name="T1">&gt;</text:span><text:span text:style-name="T7">Choose a Class for Report Page</text:span><text:span text:style-name="T1">&lt;/</text:span><text:span text:style-name="T3">h1</text:span><text:span text:style-name="T1">&gt;</text:span></text:p>
      <text:p text:style-name="P1"><text:span text:style-name="T11">&lt;%</text:span></text:p>
      <text:p text:style-name="P1"><text:span text:style-name="T12"><text:tab/>SessionFactory sf <text:s/>= HibernateUtil.buildSessionFactory();</text:span></text:p>
      <text:p text:style-name="P1"><text:span text:style-name="T12"><text:tab/>Session hibernateSession = sf.openSession();</text:span></text:p>
      <text:p text:style-name="P1"><text:span text:style-name="T12"><text:tab/>List&lt;Classes&gt; classes = </text:span><text:span text:style-name="T13">hibernateSession.createQuery(</text:span><text:span text:style-name="T9">"from Classes"</text:span><text:span text:style-name="T13">).list();</text:span></text:p>
      <text:p text:style-name="P1"><text:span text:style-name="T11">%&gt;</text:span></text:p>
      <text:p text:style-name="P2"/>
      <text:p text:style-name="P1"><text:span text:style-name="T1">&lt;</text:span><text:span text:style-name="T3">form</text:span><text:span text:style-name="T5"> </text:span><text:span text:style-name="T6">action</text:span><text:span text:style-name="T7">=</text:span><text:span text:style-name="T8">"ClassReport.jsp"</text:span><text:span text:style-name="T5"> </text:span><text:span text:style-name="T6">method</text:span><text:span text:style-name="T7">=</text:span><text:span text:style-name="T8">"post"</text:span><text:span text:style-name="T1">&gt;</text:span></text:p>
      <text:p text:style-name="P1"><text:span text:style-name="T1">&lt;</text:span><text:span text:style-name="T3">table</text:span><text:span text:style-name="T1">&gt;</text:span></text:p>
      <text:p text:style-name="P1"><text:span text:style-name="T1">&lt;</text:span><text:span text:style-name="T3">tr</text:span><text:span text:style-name="T1">&gt;</text:span></text:p>
      <text:p text:style-name="P1"><text:span text:style-name="T1">&lt;</text:span><text:span text:style-name="T3">th</text:span><text:span text:style-name="T1">&gt;</text:span><text:span text:style-name="T7">Class Name </text:span><text:span text:style-name="T1">&lt;/</text:span><text:span text:style-name="T3">th</text:span><text:span text:style-name="T1">&gt;</text:span></text:p>
      <text:p text:style-name="P2"/>
      <text:p text:style-name="P1"><text:span text:style-name="T1">&lt;/</text:span><text:span text:style-name="T3">tr</text:span><text:span text:style-name="T1">&gt;</text:span></text:p>
      <text:p text:style-name="P2"/>
      <text:p text:style-name="P1"><text:span text:style-name="T1">&lt;</text:span><text:span text:style-name="T3">tr</text:span><text:span text:style-name="T1">&gt;</text:span></text:p>
      <text:p text:style-name="P1"><text:span text:style-name="T1">&lt;</text:span><text:span text:style-name="T3">td</text:span><text:span text:style-name="T1">&gt;</text:span></text:p>
      <text:p text:style-name="P1"><text:span text:style-name="T1">&lt;</text:span><text:span text:style-name="T3">select</text:span><text:span text:style-name="T5"> </text:span><text:span text:style-name="T6">name</text:span><text:span text:style-name="T7">=</text:span><text:span text:style-name="T8">"class"</text:span><text:span text:style-name="T1">&gt;</text:span></text:p>
      <text:p text:style-name="P1"><text:span text:style-name="T11">&lt;%</text:span></text:p>
      <text:p text:style-name="P1"><text:span text:style-name="T12"><text:tab/></text:span><text:span text:style-name="T14">for</text:span><text:span text:style-name="T12"> (Classes clas : classes){</text:span></text:p>
      <text:p text:style-name="P1"><text:span text:style-name="T12"><text:tab/>out.print(</text:span><text:span text:style-name="T10">"&lt;option&gt;"</text:span><text:span text:style-name="T12"> + clas.getName());</text:span></text:p>
      <text:p text:style-name="P1"><text:span text:style-name="T12"><text:tab/>out.print(</text:span><text:span text:style-name="T10">"&lt;/option&gt;"</text:span><text:span text:style-name="T12">);</text:span></text:p>
      <text:p text:style-name="P1"><text:span text:style-name="T12"><text:tab/>}</text:span></text:p>
      <text:p text:style-name="P1"><text:span text:style-name="T11">%&gt;</text:span></text:p>
      <text:p text:style-name="P1"><text:span text:style-name="T1">&lt;/</text:span><text:span text:style-name="T3">select</text:span><text:span text:style-name="T1">&gt;</text:span></text:p>
      <text:p text:style-name="P1"><text:span text:style-name="T1">&lt;/</text:span><text:span text:style-name="T3">td</text:span><text:span text:style-name="T1">&gt;</text:span></text:p>
      <text:p text:style-name="P1"><text:span text:style-name="T1">&lt;/</text:span><text:span text:style-name="T3">tr</text:span><text:span text:style-name="T1">&gt;</text:span></text:p>
      <text:p text:style-name="P1"><text:span text:style-name="T1">&lt;/</text:span><text:span text:style-name="T3">table</text:span><text:span text:style-name="T1">&gt;</text:span></text:p>
      <text:p text:style-name="P1"><text:span text:style-name="T7"><text:tab/></text:span><text:span text:style-name="T1">&lt;</text:span><text:span text:style-name="T3">input</text:span><text:span text:style-name="T5"> </text:span><text:span text:style-name="T6">type</text:span><text:span text:style-name="T7">=</text:span><text:span text:style-name="T8">"submit"</text:span><text:span text:style-name="T5"> </text:span><text:span text:style-name="T6">value</text:span><text:span text:style-name="T7">=</text:span><text:span text:style-name="T8">"Submit"</text:span><text:span text:style-name="T1">&gt;</text:span></text:p>
      <text:p text:style-name="P1"><text:span text:style-name="T1">&lt;/</text:span><text:span text:style-name="T3">form</text:span><text:span text:style-name="T1">&gt;</text:span></text:p>
      <text:p text:style-name="P1"><text:span text:style-name="T1">&lt;/</text:span><text:span text:style-name="T3">body</text:span><text:span text:style-name="T1">&gt;</text:span></text:p>
      <text:p text:style-name="Standard"><text:span text:style-name="T1">&lt;/</text:span><text:span text:style-name="T3">html</text:span><text:span text:style-name="T1">&gt;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1"><text:soft-page-break/><text:span text:style-name="T11">&lt;%@</text:span><text:span text:style-name="T3">page</text:span><text:span text:style-name="T5"> </text:span><text:span text:style-name="T6">import</text:span><text:span text:style-name="T7">=</text:span><text:span text:style-name="T8">"com.simplilearn.entity.Student"</text:span><text:span text:style-name="T11">%&gt;</text:span></text:p>
      <text:p text:style-name="P1"><text:span text:style-name="T11">&lt;%@</text:span><text:span text:style-name="T3">page</text:span><text:span text:style-name="T5"> </text:span><text:span text:style-name="T6">import</text:span><text:span text:style-name="T7">=</text:span><text:span text:style-name="T8">"com.simplilearn.entity.Teacher"</text:span><text:span text:style-name="T11">%&gt;</text:span></text:p>
      <text:p text:style-name="P1"><text:span text:style-name="T11">&lt;%@</text:span><text:span text:style-name="T3">page</text:span><text:span text:style-name="T5"> </text:span><text:span text:style-name="T6">import</text:span><text:span text:style-name="T7">=</text:span><text:span text:style-name="T8">"com.simplilearn.entity.Subject"</text:span><text:span text:style-name="T11">%&gt;</text:span></text:p>
      <text:p text:style-name="P1"><text:span text:style-name="T11">&lt;%@</text:span><text:span text:style-name="T3">page</text:span><text:span text:style-name="T5"> </text:span><text:span text:style-name="T6">import</text:span><text:span text:style-name="T7">=</text:span><text:span text:style-name="T8">"com.simplilearn.entity.Classes"</text:span><text:span text:style-name="T11">%&gt;</text:span></text:p>
      <text:p text:style-name="P1"><text:span text:style-name="T11">&lt;%@</text:span><text:span text:style-name="T3">page</text:span><text:span text:style-name="T5"> </text:span><text:span text:style-name="T6">import</text:span><text:span text:style-name="T7">=</text:span><text:span text:style-name="T8">"java.util.List"</text:span><text:span text:style-name="T11">%&gt;</text:span></text:p>
      <text:p text:style-name="P1"><text:span text:style-name="T11">&lt;%@</text:span><text:span text:style-name="T3">page</text:span><text:span text:style-name="T5"> </text:span><text:span text:style-name="T6">import</text:span><text:span text:style-name="T7">=</text:span><text:span text:style-name="T8">"org.hibernate.Session"</text:span><text:span text:style-name="T11">%&gt;</text:span></text:p>
      <text:p text:style-name="P1"><text:span text:style-name="T11">&lt;%@</text:span><text:span text:style-name="T3">page</text:span><text:span text:style-name="T5"> </text:span><text:span text:style-name="T6">import</text:span><text:span text:style-name="T7">=</text:span><text:span text:style-name="T8">"com.simplilearn.util.HibernateUtil"</text:span><text:span text:style-name="T11">%&gt;</text:span></text:p>
      <text:p text:style-name="P1"><text:span text:style-name="T11">&lt;%@</text:span><text:span text:style-name="T3">page</text:span><text:span text:style-name="T5"> </text:span><text:span text:style-name="T6">import</text:span><text:span text:style-name="T7">=</text:span><text:span text:style-name="T8">"org.hibernate.SessionFactory"</text:span><text:span text:style-name="T11">%&gt;</text:span></text:p>
      <text:p text:style-name="P1"><text:span text:style-name="T11">&lt;%@</text:span><text:span text:style-name="T5"> </text:span><text:span text:style-name="T3">page</text:span><text:span text:style-name="T5"> </text:span><text:span text:style-name="T6">language</text:span><text:span text:style-name="T7">=</text:span><text:span text:style-name="T8">"java"</text:span><text:span text:style-name="T5"> </text:span><text:span text:style-name="T6">contentType</text:span><text:span text:style-name="T7">=</text:span><text:span text:style-name="T8">"text/html; charset=UTF-8"</text:span></text:p>
      <text:p text:style-name="P1"><text:span text:style-name="T5"><text:s text:c="4"/></text:span><text:span text:style-name="T6">pageEncoding</text:span><text:span text:style-name="T7">=</text:span><text:span text:style-name="T8">"UTF-8"</text:span><text:span text:style-name="T11">%&gt;</text:span></text:p>
      <text:p text:style-name="P1"><text:span text:style-name="T1">&lt;!</text:span><text:span text:style-name="T3">DOCTYPE</text:span><text:span text:style-name="T5"> </text:span><text:span text:style-name="T1">html&gt;</text:span></text:p>
      <text:p text:style-name="P1"><text:span text:style-name="T1">&lt;</text:span><text:span text:style-name="T3">html</text:span><text:span text:style-name="T1">&gt;</text:span></text:p>
      <text:p text:style-name="P1"><text:span text:style-name="T1">&lt;</text:span><text:span text:style-name="T3">head</text:span><text:span text:style-name="T1">&gt;</text:span></text:p>
      <text:p text:style-name="P1"><text:span text:style-name="T1">&lt;</text:span><text:span text:style-name="T3">meta</text:span><text:span text:style-name="T5"> </text:span><text:span text:style-name="T6">charset</text:span><text:span text:style-name="T7">=</text:span><text:span text:style-name="T8">"UTF-8"</text:span><text:span text:style-name="T1">&gt;</text:span></text:p>
      <text:p text:style-name="P1"><text:span text:style-name="T1">&lt;</text:span><text:span text:style-name="T3">title</text:span><text:span text:style-name="T1">&gt;</text:span><text:span text:style-name="T7">Insert title here</text:span><text:span text:style-name="T1">&lt;/</text:span><text:span text:style-name="T3">title</text:span><text:span text:style-name="T1">&gt;</text:span></text:p>
      <text:p text:style-name="P1"><text:span text:style-name="T1">&lt;/</text:span><text:span text:style-name="T3">head</text:span><text:span text:style-name="T1">&gt;</text:span></text:p>
      <text:p text:style-name="P1"><text:span text:style-name="T1">&lt;</text:span><text:span text:style-name="T3">body</text:span><text:span text:style-name="T1">&gt;</text:span></text:p>
      <text:p text:style-name="P1"><text:span text:style-name="T1">&lt;</text:span><text:span text:style-name="T3">a</text:span><text:span text:style-name="T5"> </text:span><text:span text:style-name="T6">href</text:span><text:span text:style-name="T7">=</text:span><text:span text:style-name="T8">"index.html"</text:span><text:span text:style-name="T1">&gt;</text:span><text:span text:style-name="T7">Back to Main Menu</text:span><text:span text:style-name="T1">&lt;/</text:span><text:span text:style-name="T3">a</text:span><text:span text:style-name="T1">&gt;&lt;</text:span><text:span text:style-name="T3">br</text:span><text:span text:style-name="T1">&gt;</text:span></text:p>
      <text:p text:style-name="P1"><text:span text:style-name="T11">&lt;%</text:span><text:span text:style-name="T12">String clas = request.getParameter(</text:span><text:span text:style-name="T10">"class"</text:span><text:span text:style-name="T12">);</text:span><text:span text:style-name="T11">%&gt;</text:span></text:p>
      <text:p text:style-name="P1"><text:span text:style-name="T1">&lt;</text:span><text:span text:style-name="T3">h1</text:span><text:span text:style-name="T1">&gt;</text:span><text:span text:style-name="T7">Class Report for </text:span><text:span text:style-name="T11">&lt;%=</text:span><text:span text:style-name="T12">clas</text:span><text:span text:style-name="T11">%&gt;</text:span><text:span text:style-name="T1">&lt;/</text:span><text:span text:style-name="T3">h1</text:span><text:span text:style-name="T1">&gt;</text:span></text:p>
      <text:p text:style-name="P2"/>
      <text:p text:style-name="P1"><text:span text:style-name="T11">&lt;%</text:span></text:p>
      <text:p text:style-name="P1"><text:span text:style-name="T12"><text:tab/>SessionFactory sf <text:s/>= HibernateUtil.buildSessionFactory();</text:span></text:p>
      <text:p text:style-name="P1"><text:span text:style-name="T12"><text:tab/>Session hibernateSession = sf.openSession();</text:span></text:p>
      <text:p text:style-name="P1"><text:span text:style-name="T12"><text:tab/>List&lt;Classes&gt; classes = </text:span><text:span text:style-name="T13">hibernateSession.createQuery(</text:span><text:span text:style-name="T9">"from Classes cl where cl.name='"</text:span><text:span text:style-name="T13"> + clas + </text:span><text:span text:style-name="T9">"'"</text:span><text:span text:style-name="T13">).list();</text:span></text:p>
      <text:p text:style-name="P2"/>
      <text:p text:style-name="P1"><text:span text:style-name="T12"><text:tab/>Classes clasForReport = classes.get(0);</text:span></text:p>
      <text:p text:style-name="P1"><text:span text:style-name="T11">%&gt;</text:span></text:p>
      <text:p text:style-name="P1"><text:span text:style-name="T1">&lt;</text:span><text:span text:style-name="T3">table</text:span><text:span text:style-name="T1">&gt;</text:span></text:p>
      <text:p text:style-name="P1"><text:span text:style-name="T1">&lt;</text:span><text:span text:style-name="T3">tr</text:span><text:span text:style-name="T1">&gt;</text:span></text:p>
      <text:p text:style-name="P1"><text:span text:style-name="T1">&lt;</text:span><text:span text:style-name="T3">th</text:span><text:span text:style-name="T1">&gt;</text:span><text:span text:style-name="T7">Subject Name </text:span><text:span text:style-name="T1">&lt;/</text:span><text:span text:style-name="T3">th</text:span><text:span text:style-name="T1">&gt;</text:span></text:p>
      <text:p text:style-name="P1"><text:span text:style-name="T1">&lt;</text:span><text:span text:style-name="T3">th</text:span><text:span text:style-name="T1">&gt;</text:span><text:span text:style-name="T7">Teacher Name </text:span><text:span text:style-name="T1">&lt;/</text:span><text:span text:style-name="T3">th</text:span><text:span text:style-name="T1">&gt;</text:span></text:p>
      <text:p text:style-name="P1"><text:span text:style-name="T1">&lt;/</text:span><text:span text:style-name="T3">tr</text:span><text:span text:style-name="T1">&gt;</text:span></text:p>
      <text:p text:style-name="P1"><text:span text:style-name="T11">&lt;%</text:span><text:span text:style-name="T12"><text:tab/></text:span></text:p>
      <text:p text:style-name="P1"><text:span text:style-name="T12"><text:tab/></text:span><text:span text:style-name="T14">for</text:span><text:span text:style-name="T12">(Subject subject: clasForReport.getSubjects()){</text:span></text:p>
      <text:p text:style-name="P1"><text:span text:style-name="T12"><text:tab/><text:tab/>out.print(</text:span><text:span text:style-name="T10">"&lt;tr&gt;"</text:span><text:span text:style-name="T12">);<text:tab/></text:span></text:p>
      <text:p text:style-name="P1"><text:span text:style-name="T12"><text:tab/><text:tab/>out.print(</text:span><text:span text:style-name="T10">"&lt;td&gt;"</text:span><text:span text:style-name="T12"> + subject.getName() + </text:span><text:span text:style-name="T10">"&lt;/td&gt;"</text:span><text:span text:style-name="T12">);</text:span></text:p>
      <text:p text:style-name="P1"><text:span text:style-name="T12"><text:tab/><text:tab/>out.print(</text:span><text:span text:style-name="T10">"&lt;td&gt;"</text:span><text:span text:style-name="T12"> + getTeacherName(subject) + </text:span><text:span text:style-name="T10">"&lt;/td&gt;"</text:span><text:span text:style-name="T12">);</text:span></text:p>
      <text:p text:style-name="P1"><text:span text:style-name="T12"><text:tab/><text:tab/>out.print(</text:span><text:span text:style-name="T10">"&lt;/tr&gt;"</text:span><text:span text:style-name="T12">);</text:span></text:p>
      <text:p text:style-name="P1"><text:span text:style-name="T12"><text:tab/>}</text:span></text:p>
      <text:p text:style-name="P1"><text:span text:style-name="T11">%&gt;</text:span></text:p>
      <text:p text:style-name="P1"><text:span text:style-name="T1">&lt;/</text:span><text:span text:style-name="T3">table</text:span><text:span text:style-name="T1">&gt;</text:span></text:p>
      <text:p text:style-name="P1"><text:span text:style-name="T11">&lt;%!</text:span></text:p>
      <text:p text:style-name="P1"><text:span text:style-name="T12"><text:tab/></text:span><text:span text:style-name="T14">public</text:span><text:span text:style-name="T12"> String getTeacherName(Subject subject){</text:span></text:p>
      <text:p text:style-name="P1"><text:span text:style-name="T12"><text:tab/><text:tab/>Teacher teacher = subject.getTeacher();</text:span></text:p>
      <text:p text:style-name="P1"><text:span text:style-name="T12"><text:tab/><text:tab/>String name;</text:span></text:p>
      <text:p text:style-name="P1"><text:span text:style-name="T12"><text:tab/><text:tab/>String lname;</text:span></text:p>
      <text:p text:style-name="P1"><text:span text:style-name="T12"><text:tab/></text:span></text:p>
      <text:p text:style-name="P1"><text:span text:style-name="T12"><text:tab/><text:tab/></text:span><text:span text:style-name="T14">if</text:span><text:span text:style-name="T12">(teacher != </text:span><text:span text:style-name="T14">null</text:span><text:span text:style-name="T12">){</text:span></text:p>
      <text:p text:style-name="P1"><text:span text:style-name="T12"><text:tab/><text:tab/><text:tab/>name=teacher.getName();</text:span></text:p>
      <text:p text:style-name="P1"><text:span text:style-name="T12"><text:tab/><text:tab/><text:tab/>lname = teacher.getLname();</text:span></text:p>
      <text:p text:style-name="P1"><text:span text:style-name="T12"><text:tab/><text:tab/><text:tab/></text:span></text:p>
      <text:p text:style-name="P1"><text:span text:style-name="T12"><text:tab/><text:tab/><text:tab/></text:span><text:span text:style-name="T14">return</text:span><text:span text:style-name="T12"> name + </text:span><text:span text:style-name="T10">" "</text:span><text:span text:style-name="T12"> + lname;</text:span></text:p>
      <text:p text:style-name="P1"><text:span text:style-name="T12"><text:tab/><text:tab/>}</text:span><text:span text:style-name="T14">else</text:span><text:span text:style-name="T12">{</text:span></text:p>
      <text:p text:style-name="P1"><text:span text:style-name="T12"><text:tab/><text:tab/><text:tab/></text:span><text:span text:style-name="T14">return</text:span><text:span text:style-name="T12"> </text:span><text:span text:style-name="T10">"No Teacher assigned"</text:span><text:span text:style-name="T12">;</text:span></text:p>
      <text:p text:style-name="P1"><text:span text:style-name="T12"><text:tab/><text:tab/>}</text:span></text:p>
      <text:p text:style-name="P2"/>
      <text:p text:style-name="P1"><text:span text:style-name="T12">}</text:span></text:p>
      <text:p text:style-name="P2"/>
      <text:p text:style-name="P1"><text:span text:style-name="T11">%&gt;</text:span></text:p>
      <text:p text:style-name="P1"><text:span text:style-name="T1">&lt;</text:span><text:span text:style-name="T3">table</text:span><text:span text:style-name="T1">&gt;</text:span></text:p>
      <text:p text:style-name="P1"><text:soft-page-break/><text:span text:style-name="T2">&lt;</text:span><text:span text:style-name="T4">br</text:span><text:span text:style-name="T2">&gt;</text:span></text:p>
      <text:p text:style-name="P1"><text:span text:style-name="T1">&lt;</text:span><text:span text:style-name="T3">tr</text:span><text:span text:style-name="T1">&gt;</text:span></text:p>
      <text:p text:style-name="P1"><text:span text:style-name="T1">&lt;</text:span><text:span text:style-name="T3">th</text:span><text:span text:style-name="T1">&gt;</text:span><text:span text:style-name="T7">Listed Students</text:span><text:span text:style-name="T1">&lt;/</text:span><text:span text:style-name="T3">th</text:span><text:span text:style-name="T1">&gt;</text:span></text:p>
      <text:p text:style-name="P1"><text:span text:style-name="T1">&lt;/</text:span><text:span text:style-name="T3">tr</text:span><text:span text:style-name="T1">&gt;</text:span></text:p>
      <text:p text:style-name="P1"><text:span text:style-name="T11">&lt;%</text:span></text:p>
      <text:p text:style-name="P1"><text:span text:style-name="T12"><text:tab/></text:span><text:span text:style-name="T14">for</text:span><text:span text:style-name="T12">(Student student : clasForReport.getStudents()){</text:span></text:p>
      <text:p text:style-name="P1"><text:span text:style-name="T12"><text:tab/><text:tab/>out.print(</text:span><text:span text:style-name="T10">"&lt;tr&gt;"</text:span><text:span text:style-name="T12">);</text:span></text:p>
      <text:p text:style-name="P1"><text:span text:style-name="T12"><text:tab/><text:tab/>out.print(</text:span><text:span text:style-name="T10">"&lt;td&gt;"</text:span><text:span text:style-name="T12"> + student.getName() + </text:span><text:span text:style-name="T10">" "</text:span><text:span text:style-name="T12"> + student.getFname() + </text:span><text:span text:style-name="T10">"&lt;/td&gt;"</text:span><text:span text:style-name="T12">);</text:span></text:p>
      <text:p text:style-name="P1"><text:span text:style-name="T12"><text:tab/><text:tab/>out.print(</text:span><text:span text:style-name="T10">"&lt;/tr&gt;"</text:span><text:span text:style-name="T12">);</text:span></text:p>
      <text:p text:style-name="P1"><text:span text:style-name="T12"><text:tab/>}</text:span></text:p>
      <text:p text:style-name="P1"><text:span text:style-name="T11">%&gt;</text:span></text:p>
      <text:p text:style-name="P1"><text:span text:style-name="T1">&lt;/</text:span><text:span text:style-name="T3">table</text:span><text:span text:style-name="T1">&gt;</text:span></text:p>
      <text:p text:style-name="P1"><text:span text:style-name="T1">&lt;/</text:span><text:span text:style-name="T3">body</text:span><text:span text:style-name="T1">&gt;</text:span></text:p>
      <text:p text:style-name="Standard"><text:span text:style-name="T1">&lt;/</text:span><text:span text:style-name="T3">html</text:span><text:span text:style-name="T1">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4T14:41:25.995836551</meta:creation-date>
    <dc:date>2021-11-24T14:46:56.004049811</dc:date>
    <meta:editing-duration>PT5M30S</meta:editing-duration>
    <meta:editing-cycles>1</meta:editing-cycles>
    <meta:document-statistic meta:table-count="0" meta:image-count="0" meta:object-count="0" meta:page-count="12" meta:paragraph-count="581" meta:word-count="1266" meta:character-count="14159" meta:non-whitespace-character-count="13038"/>
    <meta:generator>LibreOffice/7.0.4.2$Linux_X86_64 LibreOffice_project/00$Build-2</meta:generator>
  </office:meta>
</office:document-meta>
</file>